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02a87e" officeooo:paragraph-rsid="0002a87e" style:font-size-asian="12.25pt" style:font-size-complex="14pt"/>
    </style:style>
    <style:style style:name="P3" style:family="paragraph" style:parent-style-name="Text_20_body">
      <style:text-properties fo:font-size="14pt" officeooo:rsid="0002a87e" officeooo:paragraph-rsid="0002a87e" style:font-size-asian="12.25pt" style:font-size-complex="14pt"/>
    </style:style>
    <style:style style:name="P4" style:family="paragraph" style:parent-style-name="Standard">
      <style:text-properties fo:font-size="14pt" officeooo:rsid="0002a87e" officeooo:paragraph-rsid="00063c3e" style:font-size-asian="12.25pt" style:font-size-complex="14pt"/>
    </style:style>
    <style:style style:name="P5" style:family="paragraph" style:parent-style-name="Text_20_body">
      <style:text-properties fo:font-size="14pt" officeooo:rsid="0002a87e" officeooo:paragraph-rsid="00063c3e" style:font-size-asian="12.25pt" style:font-size-complex="14pt"/>
    </style:style>
    <style:style style:name="P6" style:family="paragraph" style:parent-style-name="Standard">
      <style:text-properties fo:font-size="14pt" officeooo:rsid="0002a87e" officeooo:paragraph-rsid="00078457" style:font-size-asian="12.25pt" style:font-size-complex="14pt"/>
    </style:style>
    <style:style style:name="P7" style:family="paragraph" style:parent-style-name="Text_20_body">
      <style:text-properties fo:font-size="14pt" officeooo:rsid="0002a87e" officeooo:paragraph-rsid="00078457" style:font-size-asian="12.25pt" style:font-size-complex="14pt"/>
    </style:style>
    <style:style style:name="P8" style:family="paragraph" style:parent-style-name="Standard">
      <style:text-properties fo:font-size="14pt" officeooo:rsid="0002a87e" officeooo:paragraph-rsid="0009b76f" style:font-size-asian="12.25pt" style:font-size-complex="14pt"/>
    </style:style>
    <style:style style:name="P9" style:family="paragraph" style:parent-style-name="Text_20_body">
      <style:text-properties fo:font-size="14pt" officeooo:rsid="0002a87e" officeooo:paragraph-rsid="0009b76f" style:font-size-asian="12.25pt" style:font-size-complex="14pt"/>
    </style:style>
    <style:style style:name="P10" style:family="paragraph" style:parent-style-name="Standard">
      <style:text-properties fo:font-size="14pt" officeooo:rsid="0002a87e" officeooo:paragraph-rsid="000cd753" style:font-size-asian="12.25pt" style:font-size-complex="14pt"/>
    </style:style>
    <style:style style:name="P11" style:family="paragraph" style:parent-style-name="Text_20_body">
      <style:text-properties fo:font-size="14pt" officeooo:rsid="0002a87e" officeooo:paragraph-rsid="000cd753" style:font-size-asian="12.25pt" style:font-size-complex="14pt"/>
    </style:style>
    <style:style style:name="P12" style:family="paragraph" style:parent-style-name="Standard">
      <style:text-properties fo:font-size="14pt" officeooo:rsid="0002a87e" officeooo:paragraph-rsid="00116ad9" style:font-size-asian="12.25pt" style:font-size-complex="14pt"/>
    </style:style>
    <style:style style:name="P13" style:family="paragraph" style:parent-style-name="Text_20_body">
      <style:text-properties fo:font-size="14pt" officeooo:rsid="0002a87e" officeooo:paragraph-rsid="00116ad9" style:font-size-asian="12.25pt" style:font-size-complex="14pt"/>
    </style:style>
    <style:style style:name="P14" style:family="paragraph" style:parent-style-name="Standard">
      <style:text-properties fo:font-size="14pt" officeooo:rsid="0002a87e" officeooo:paragraph-rsid="0015980b" style:font-size-asian="12.25pt" style:font-size-complex="14pt"/>
    </style:style>
    <style:style style:name="P15" style:family="paragraph" style:parent-style-name="Text_20_body">
      <style:text-properties fo:font-size="14pt" officeooo:rsid="0002a87e" officeooo:paragraph-rsid="0015980b" style:font-size-asian="12.25pt" style:font-size-complex="14pt"/>
    </style:style>
    <style:style style:name="P16" style:family="paragraph" style:parent-style-name="Standard">
      <style:text-properties fo:font-size="14pt" officeooo:rsid="0002a87e" officeooo:paragraph-rsid="0018a6b3" style:font-size-asian="12.25pt" style:font-size-complex="14pt"/>
    </style:style>
    <style:style style:name="P17" style:family="paragraph" style:parent-style-name="Text_20_body">
      <style:text-properties fo:font-size="14pt" officeooo:rsid="0002a87e" officeooo:paragraph-rsid="0018a6b3" style:font-size-asian="12.25pt" style:font-size-complex="14pt"/>
    </style:style>
    <style:style style:name="P18" style:family="paragraph" style:parent-style-name="Standard">
      <style:text-properties fo:font-size="14pt" officeooo:rsid="0002a87e" officeooo:paragraph-rsid="0019bd3a" style:font-size-asian="12.25pt" style:font-size-complex="14pt"/>
    </style:style>
    <style:style style:name="P19" style:family="paragraph" style:parent-style-name="Text_20_body">
      <style:text-properties fo:font-size="14pt" officeooo:rsid="0002a87e" officeooo:paragraph-rsid="0019bd3a" style:font-size-asian="12.25pt" style:font-size-complex="14pt"/>
    </style:style>
    <style:style style:name="P20" style:family="paragraph" style:parent-style-name="Standard">
      <style:text-properties fo:font-size="14pt" officeooo:rsid="0002a87e" officeooo:paragraph-rsid="001bec46" style:font-size-asian="12.25pt" style:font-size-complex="14pt"/>
    </style:style>
    <style:style style:name="P21" style:family="paragraph" style:parent-style-name="Text_20_body">
      <style:text-properties fo:font-size="14pt" officeooo:rsid="0002a87e" officeooo:paragraph-rsid="001bec46" style:font-size-asian="12.25pt" style:font-size-complex="14pt"/>
    </style:style>
    <style:style style:name="P22" style:family="paragraph" style:parent-style-name="Standard">
      <style:text-properties fo:font-size="14pt" officeooo:rsid="0002a87e" officeooo:paragraph-rsid="001d4ee3" style:font-size-asian="12.25pt" style:font-size-complex="14pt"/>
    </style:style>
    <style:style style:name="P23" style:family="paragraph" style:parent-style-name="Text_20_body">
      <style:text-properties fo:font-size="14pt" officeooo:rsid="0002a87e" officeooo:paragraph-rsid="001d4ee3" style:font-size-asian="12.25pt" style:font-size-complex="14pt"/>
    </style:style>
    <style:style style:name="P24" style:family="paragraph" style:parent-style-name="Standard">
      <style:text-properties fo:font-size="14pt" officeooo:rsid="0002a87e" officeooo:paragraph-rsid="001f3799" style:font-size-asian="12.25pt" style:font-size-complex="14pt"/>
    </style:style>
    <style:style style:name="P25" style:family="paragraph" style:parent-style-name="Text_20_body">
      <style:text-properties fo:font-size="14pt" officeooo:rsid="0002a87e" officeooo:paragraph-rsid="001f3799" style:font-size-asian="12.25pt" style:font-size-complex="14pt"/>
    </style:style>
    <style:style style:name="P26" style:family="paragraph" style:parent-style-name="Standard">
      <style:text-properties fo:font-size="14pt" officeooo:rsid="0002a87e" officeooo:paragraph-rsid="0021ea27" style:font-size-asian="12.25pt" style:font-size-complex="14pt"/>
    </style:style>
    <style:style style:name="P27" style:family="paragraph" style:parent-style-name="Text_20_body">
      <style:text-properties fo:font-size="14pt" officeooo:rsid="0002a87e" officeooo:paragraph-rsid="0021ea27" style:font-size-asian="12.25pt" style:font-size-complex="14pt"/>
    </style:style>
    <style:style style:name="P28" style:family="paragraph" style:parent-style-name="Standard">
      <style:text-properties fo:font-size="14pt" officeooo:rsid="0002a87e" officeooo:paragraph-rsid="002433cf" style:font-size-asian="12.25pt" style:font-size-complex="14pt"/>
    </style:style>
    <style:style style:name="P29" style:family="paragraph" style:parent-style-name="Text_20_body">
      <style:text-properties fo:font-size="14pt" officeooo:rsid="0002a87e" officeooo:paragraph-rsid="002433cf" style:font-size-asian="12.25pt" style:font-size-complex="14pt"/>
    </style:style>
    <style:style style:name="P30" style:family="paragraph" style:parent-style-name="Standard">
      <style:text-properties fo:font-size="14pt" officeooo:rsid="0002a87e" officeooo:paragraph-rsid="00259ec8" style:font-size-asian="12.25pt" style:font-size-complex="14pt"/>
    </style:style>
    <style:style style:name="P31" style:family="paragraph" style:parent-style-name="Standard">
      <style:text-properties fo:font-size="14pt" officeooo:rsid="0002a87e" officeooo:paragraph-rsid="002a8d53" style:font-size-asian="12.25pt" style:font-size-complex="14pt"/>
    </style:style>
    <style:style style:name="P32" style:family="paragraph" style:parent-style-name="Standard">
      <style:text-properties fo:font-size="14pt" officeooo:rsid="0002a87e" officeooo:paragraph-rsid="002bd79f" style:font-size-asian="12.25pt" style:font-size-complex="14pt"/>
    </style:style>
    <style:style style:name="P33" style:family="paragraph" style:parent-style-name="Standard">
      <style:text-properties fo:font-size="14pt" officeooo:rsid="0002a87e" officeooo:paragraph-rsid="002efa68" style:font-size-asian="12.25pt" style:font-size-complex="14pt"/>
    </style:style>
    <style:style style:name="P34" style:family="paragraph" style:parent-style-name="Standard">
      <style:text-properties fo:font-size="14pt" officeooo:rsid="0002a87e" officeooo:paragraph-rsid="003e735d" style:font-size-asian="12.25pt" style:font-size-complex="14pt"/>
    </style:style>
    <style:style style:name="P35" style:family="paragraph" style:parent-style-name="Standard">
      <style:text-properties fo:font-size="14pt" officeooo:rsid="0002a87e" officeooo:paragraph-rsid="0042102c" style:font-size-asian="12.25pt" style:font-size-complex="14pt"/>
    </style:style>
    <style:style style:name="P36" style:family="paragraph" style:parent-style-name="Standard">
      <style:text-properties fo:font-size="14pt" officeooo:rsid="0002a87e" officeooo:paragraph-rsid="00427ec1" style:font-size-asian="12.25pt" style:font-size-complex="14pt"/>
    </style:style>
    <style:style style:name="P37" style:family="paragraph" style:parent-style-name="Standard">
      <style:text-properties fo:font-size="14pt" officeooo:rsid="0002a87e" officeooo:paragraph-rsid="00445def" style:font-size-asian="12.25pt" style:font-size-complex="14pt"/>
    </style:style>
    <style:style style:name="P38" style:family="paragraph" style:parent-style-name="Standard">
      <style:text-properties fo:font-size="14pt" officeooo:rsid="0002a87e" officeooo:paragraph-rsid="00475449" style:font-size-asian="12.25pt" style:font-size-complex="14pt"/>
    </style:style>
    <style:style style:name="P39" style:family="paragraph" style:parent-style-name="Standard">
      <style:text-properties fo:font-size="14pt" officeooo:rsid="00045b92" officeooo:paragraph-rsid="00045b92" style:font-size-asian="12.25pt" style:font-size-complex="14pt"/>
    </style:style>
    <style:style style:name="P40" style:family="paragraph" style:parent-style-name="Standard">
      <style:text-properties fo:font-size="14pt" officeooo:rsid="00045b92" officeooo:paragraph-rsid="0014ef91" style:font-size-asian="12.25pt" style:font-size-complex="14pt"/>
    </style:style>
    <style:style style:name="P41" style:family="paragraph" style:parent-style-name="Standard">
      <style:text-properties fo:font-size="14pt" officeooo:rsid="00045b92" officeooo:paragraph-rsid="001d4ee3" style:font-size-asian="12.25pt" style:font-size-complex="14pt"/>
    </style:style>
    <style:style style:name="P42" style:family="paragraph" style:parent-style-name="Standard">
      <style:text-properties fo:color="#c9211e" loext:opacity="100%" fo:font-size="14pt" officeooo:rsid="0002a87e" officeooo:paragraph-rsid="0002a87e" style:font-size-asian="12.25pt" style:font-size-complex="14pt"/>
    </style:style>
    <style:style style:name="P43" style:family="paragraph" style:parent-style-name="Standard">
      <style:text-properties fo:color="#c9211e" loext:opacity="100%" fo:font-size="14pt" officeooo:rsid="0002a87e" officeooo:paragraph-rsid="00063c3e" style:font-size-asian="12.25pt" style:font-size-complex="14pt"/>
    </style:style>
    <style:style style:name="P44" style:family="paragraph" style:parent-style-name="Standard">
      <style:text-properties fo:color="#c9211e" loext:opacity="100%" fo:font-size="14pt" officeooo:rsid="0002a87e" officeooo:paragraph-rsid="00078457" style:font-size-asian="12.25pt" style:font-size-complex="14pt"/>
    </style:style>
    <style:style style:name="P45" style:family="paragraph" style:parent-style-name="Standard">
      <style:text-properties fo:color="#c9211e" loext:opacity="100%" fo:font-size="14pt" officeooo:rsid="0002a87e" officeooo:paragraph-rsid="0009b76f" style:font-size-asian="12.25pt" style:font-size-complex="14pt"/>
    </style:style>
    <style:style style:name="P46" style:family="paragraph" style:parent-style-name="Standard">
      <style:text-properties fo:color="#c9211e" loext:opacity="100%" fo:font-size="14pt" officeooo:rsid="0002a87e" officeooo:paragraph-rsid="00116ad9" style:font-size-asian="12.25pt" style:font-size-complex="14pt"/>
    </style:style>
    <style:style style:name="P47" style:family="paragraph" style:parent-style-name="Standard">
      <style:text-properties fo:color="#c9211e" loext:opacity="100%" fo:font-size="14pt" officeooo:rsid="0002a87e" officeooo:paragraph-rsid="000cd753" style:font-size-asian="12.25pt" style:font-size-complex="14pt"/>
    </style:style>
    <style:style style:name="P48" style:family="paragraph" style:parent-style-name="Standard">
      <style:text-properties fo:color="#c9211e" loext:opacity="100%" fo:font-size="14pt" officeooo:rsid="0002a87e" officeooo:paragraph-rsid="001b7081" style:font-size-asian="12.25pt" style:font-size-complex="14pt"/>
    </style:style>
    <style:style style:name="P49" style:family="paragraph" style:parent-style-name="Standard">
      <style:text-properties fo:color="#c9211e" loext:opacity="100%" fo:font-size="14pt" officeooo:rsid="0002a87e" officeooo:paragraph-rsid="001bec46" style:font-size-asian="12.25pt" style:font-size-complex="14pt"/>
    </style:style>
    <style:style style:name="P50" style:family="paragraph" style:parent-style-name="Standard">
      <style:text-properties fo:color="#c9211e" loext:opacity="100%" fo:font-size="14pt" officeooo:rsid="0002a87e" officeooo:paragraph-rsid="001d4ee3" style:font-size-asian="12.25pt" style:font-size-complex="14pt"/>
    </style:style>
    <style:style style:name="P51" style:family="paragraph" style:parent-style-name="Standard">
      <style:text-properties fo:color="#c9211e" loext:opacity="100%" fo:font-size="14pt" officeooo:rsid="0002a87e" officeooo:paragraph-rsid="0021ea27" style:font-size-asian="12.25pt" style:font-size-complex="14pt"/>
    </style:style>
    <style:style style:name="P52" style:family="paragraph" style:parent-style-name="Standard">
      <style:text-properties fo:color="#c9211e" loext:opacity="100%" fo:font-size="14pt" officeooo:rsid="0002a87e" officeooo:paragraph-rsid="002a8d53" style:font-size-asian="12.25pt" style:font-size-complex="14pt"/>
    </style:style>
    <style:style style:name="P53" style:family="paragraph" style:parent-style-name="Standard">
      <style:text-properties fo:color="#c9211e" loext:opacity="100%" fo:font-size="14pt" officeooo:rsid="0002a87e" officeooo:paragraph-rsid="002bd79f" style:font-size-asian="12.25pt" style:font-size-complex="14pt"/>
    </style:style>
    <style:style style:name="P54" style:family="paragraph" style:parent-style-name="Standard">
      <style:text-properties fo:color="#c9211e" loext:opacity="100%" fo:font-size="14pt" officeooo:rsid="0002a87e" officeooo:paragraph-rsid="002efa68" style:font-size-asian="12.25pt" style:font-size-complex="14pt"/>
    </style:style>
    <style:style style:name="P55" style:family="paragraph" style:parent-style-name="Standard">
      <style:text-properties fo:color="#c9211e" loext:opacity="100%" fo:font-size="14pt" officeooo:rsid="0002a87e" officeooo:paragraph-rsid="003e735d" style:font-size-asian="12.25pt" style:font-size-complex="14pt"/>
    </style:style>
    <style:style style:name="P56" style:family="paragraph" style:parent-style-name="Standard">
      <style:text-properties fo:color="#c9211e" loext:opacity="100%" fo:font-size="14pt" officeooo:rsid="0002a87e" officeooo:paragraph-rsid="0042102c" style:font-size-asian="12.25pt" style:font-size-complex="14pt"/>
    </style:style>
    <style:style style:name="P57" style:family="paragraph" style:parent-style-name="Standard">
      <style:text-properties fo:color="#c9211e" loext:opacity="100%" fo:font-size="14pt" officeooo:rsid="0002a87e" officeooo:paragraph-rsid="00427ec1" style:font-size-asian="12.25pt" style:font-size-complex="14pt"/>
    </style:style>
    <style:style style:name="P58" style:family="paragraph" style:parent-style-name="Standard">
      <style:text-properties fo:color="#c9211e" loext:opacity="100%" fo:font-size="14pt" officeooo:rsid="0002a87e" officeooo:paragraph-rsid="00445def" style:font-size-asian="12.25pt" style:font-size-complex="14pt"/>
    </style:style>
    <style:style style:name="P59" style:family="paragraph" style:parent-style-name="Standard">
      <style:text-properties fo:color="#c9211e" loext:opacity="100%" fo:font-size="14pt" officeooo:rsid="0002a87e" officeooo:paragraph-rsid="00475449" style:font-size-asian="12.25pt" style:font-size-complex="14pt"/>
    </style:style>
    <style:style style:name="P60" style:family="paragraph" style:parent-style-name="Standard">
      <style:text-properties fo:color="#ff8000" loext:opacity="100%" fo:font-size="14pt" officeooo:rsid="0002a87e" officeooo:paragraph-rsid="0002a87e" style:font-size-asian="12.25pt" style:font-size-complex="14pt"/>
    </style:style>
    <style:style style:name="P61" style:family="paragraph" style:parent-style-name="Standard">
      <style:text-properties fo:color="#ff8000" loext:opacity="100%" fo:font-size="14pt" officeooo:rsid="0002a87e" officeooo:paragraph-rsid="0015980b" style:font-size-asian="12.25pt" style:font-size-complex="14pt"/>
    </style:style>
    <style:style style:name="P62" style:family="paragraph" style:parent-style-name="Standard">
      <style:text-properties fo:color="#ff8000" loext:opacity="100%" fo:font-size="14pt" officeooo:rsid="0002a87e" officeooo:paragraph-rsid="0024ae90" style:font-size-asian="12.25pt" style:font-size-complex="14pt"/>
    </style:style>
    <style:style style:name="P63" style:family="paragraph" style:parent-style-name="Standard">
      <style:text-properties fo:color="#ff8000" loext:opacity="100%" fo:font-size="14pt" officeooo:rsid="0002a87e" officeooo:paragraph-rsid="002dbce8" style:font-size-asian="12.25pt" style:font-size-complex="14pt"/>
    </style:style>
    <style:style style:name="P64" style:family="paragraph" style:parent-style-name="Standard">
      <style:text-properties fo:color="#ff8000" loext:opacity="100%" fo:font-size="14pt" officeooo:rsid="0002a87e" officeooo:paragraph-rsid="0009b76f" style:font-size-asian="12.25pt" style:font-size-complex="14pt"/>
    </style:style>
    <style:style style:name="P65" style:family="paragraph" style:parent-style-name="Standard">
      <style:text-properties style:use-window-font-color="true" loext:opacity="0%" fo:font-size="14pt" officeooo:rsid="0002a87e" officeooo:paragraph-rsid="0002a87e" style:font-size-asian="12.25pt" style:font-size-complex="14pt"/>
    </style:style>
    <style:style style:name="P66" style:family="paragraph" style:parent-style-name="Standard">
      <style:text-properties style:use-window-font-color="true" loext:opacity="0%" fo:font-size="14pt" officeooo:rsid="0002a87e" officeooo:paragraph-rsid="00063c3e" style:font-size-asian="12.25pt" style:font-size-complex="14pt"/>
    </style:style>
    <style:style style:name="P67" style:family="paragraph" style:parent-style-name="Standard">
      <style:text-properties style:use-window-font-color="true" loext:opacity="0%" fo:font-size="14pt" officeooo:rsid="0002a87e" officeooo:paragraph-rsid="00078457" style:font-size-asian="12.25pt" style:font-size-complex="14pt"/>
    </style:style>
    <style:style style:name="P68" style:family="paragraph" style:parent-style-name="Standard">
      <style:text-properties style:use-window-font-color="true" loext:opacity="0%" fo:font-size="14pt" officeooo:rsid="0002a87e" officeooo:paragraph-rsid="0009b76f" style:font-size-asian="12.25pt" style:font-size-complex="14pt"/>
    </style:style>
    <style:style style:name="P69" style:family="paragraph" style:parent-style-name="Standard">
      <style:text-properties style:use-window-font-color="true" loext:opacity="0%" fo:font-size="14pt" officeooo:rsid="0002a87e" officeooo:paragraph-rsid="000c0973" style:font-size-asian="12.25pt" style:font-size-complex="14pt"/>
    </style:style>
    <style:style style:name="P70" style:family="paragraph" style:parent-style-name="Standard">
      <style:text-properties style:use-window-font-color="true" loext:opacity="0%" fo:font-size="14pt" officeooo:rsid="0002a87e" officeooo:paragraph-rsid="00116ad9" style:font-size-asian="12.25pt" style:font-size-complex="14pt"/>
    </style:style>
    <style:style style:name="P71" style:family="paragraph" style:parent-style-name="Standard">
      <style:text-properties style:use-window-font-color="true" loext:opacity="0%" fo:font-size="14pt" officeooo:rsid="0002a87e" officeooo:paragraph-rsid="0015980b" style:font-size-asian="12.25pt" style:font-size-complex="14pt"/>
    </style:style>
    <style:style style:name="P72" style:family="paragraph" style:parent-style-name="Standard">
      <style:text-properties style:use-window-font-color="true" loext:opacity="0%" fo:font-size="14pt" officeooo:rsid="0002a87e" officeooo:paragraph-rsid="0019bd3a" style:font-size-asian="12.25pt" style:font-size-complex="14pt"/>
    </style:style>
    <style:style style:name="P73" style:family="paragraph" style:parent-style-name="Standard">
      <style:text-properties style:use-window-font-color="true" loext:opacity="0%" fo:font-size="14pt" officeooo:rsid="0002a87e" officeooo:paragraph-rsid="001bec46" style:font-size-asian="12.25pt" style:font-size-complex="14pt"/>
    </style:style>
    <style:style style:name="P74" style:family="paragraph" style:parent-style-name="Standard">
      <style:text-properties style:use-window-font-color="true" loext:opacity="0%" fo:font-size="14pt" officeooo:rsid="0002a87e" officeooo:paragraph-rsid="001f3799" style:font-size-asian="12.25pt" style:font-size-complex="14pt"/>
    </style:style>
    <style:style style:name="P75" style:family="paragraph" style:parent-style-name="Standard">
      <style:text-properties style:use-window-font-color="true" loext:opacity="0%" fo:font-size="14pt" officeooo:rsid="0002a87e" officeooo:paragraph-rsid="0021ea27" style:font-size-asian="12.25pt" style:font-size-complex="14pt"/>
    </style:style>
    <style:style style:name="P76" style:family="paragraph" style:parent-style-name="Standard">
      <style:text-properties style:use-window-font-color="true" loext:opacity="0%" fo:font-size="14pt" officeooo:rsid="0002a87e" officeooo:paragraph-rsid="002433cf" style:font-size-asian="12.25pt" style:font-size-complex="14pt"/>
    </style:style>
    <style:style style:name="P77" style:family="paragraph" style:parent-style-name="Standard">
      <style:text-properties style:use-window-font-color="true" loext:opacity="0%" fo:font-size="14pt" officeooo:rsid="0002a87e" officeooo:paragraph-rsid="002a8d53" style:font-size-asian="12.25pt" style:font-size-complex="14pt"/>
    </style:style>
    <style:style style:name="P78" style:family="paragraph" style:parent-style-name="Standard">
      <style:text-properties style:use-window-font-color="true" loext:opacity="0%" fo:font-size="14pt" officeooo:rsid="0002a87e" officeooo:paragraph-rsid="002bd79f" style:font-size-asian="12.25pt" style:font-size-complex="14pt"/>
    </style:style>
    <style:style style:name="P79" style:family="paragraph" style:parent-style-name="Standard">
      <style:text-properties style:use-window-font-color="true" loext:opacity="0%" fo:font-size="14pt" officeooo:rsid="0002a87e" officeooo:paragraph-rsid="002efa68" style:font-size-asian="12.25pt" style:font-size-complex="14pt"/>
    </style:style>
    <style:style style:name="P80" style:family="paragraph" style:parent-style-name="Standard">
      <style:text-properties style:use-window-font-color="true" loext:opacity="0%" fo:font-size="14pt" officeooo:rsid="0002a87e" officeooo:paragraph-rsid="003e735d" style:font-size-asian="12.25pt" style:font-size-complex="14pt"/>
    </style:style>
    <style:style style:name="P81" style:family="paragraph" style:parent-style-name="Standard">
      <style:text-properties style:use-window-font-color="true" loext:opacity="0%" fo:font-size="14pt" officeooo:rsid="0002a87e" officeooo:paragraph-rsid="0042102c" style:font-size-asian="12.25pt" style:font-size-complex="14pt"/>
    </style:style>
    <style:style style:name="P82" style:family="paragraph" style:parent-style-name="Standard">
      <style:text-properties style:use-window-font-color="true" loext:opacity="0%" fo:font-size="14pt" officeooo:rsid="0002a87e" officeooo:paragraph-rsid="00427ec1" style:font-size-asian="12.25pt" style:font-size-complex="14pt"/>
    </style:style>
    <style:style style:name="P83" style:family="paragraph" style:parent-style-name="Standard">
      <style:text-properties style:use-window-font-color="true" loext:opacity="0%" fo:font-size="14pt" officeooo:rsid="0002a87e" officeooo:paragraph-rsid="00445def" style:font-size-asian="12.25pt" style:font-size-complex="14pt"/>
    </style:style>
    <style:style style:name="P84" style:family="paragraph" style:parent-style-name="Standard">
      <style:text-properties style:use-window-font-color="true" loext:opacity="0%" fo:font-size="14pt" officeooo:rsid="0002a87e" officeooo:paragraph-rsid="00475449" style:font-size-asian="12.25pt" style:font-size-complex="14pt"/>
    </style:style>
    <style:style style:name="P85" style:family="paragraph" style:parent-style-name="Standard">
      <style:text-properties fo:font-size="16pt" fo:font-weight="bold" officeooo:rsid="00045b92" officeooo:paragraph-rsid="00045b92" style:font-size-asian="16pt" style:font-weight-asian="bold" style:font-size-complex="16pt" style:font-weight-complex="bold"/>
    </style:style>
    <style:style style:name="P86" style:family="paragraph" style:parent-style-name="Standard">
      <style:text-properties fo:font-size="16pt" fo:font-weight="bold" officeooo:rsid="0014ef91" officeooo:paragraph-rsid="0014ef91" style:font-size-asian="16pt" style:font-weight-asian="bold" style:font-size-complex="16pt" style:font-weight-complex="bold"/>
    </style:style>
    <style:style style:name="P87" style:family="paragraph" style:parent-style-name="Standard">
      <style:text-properties fo:font-size="16pt" fo:font-weight="bold" officeooo:rsid="001d4ee3" officeooo:paragraph-rsid="001d4ee3" style:font-size-asian="16pt" style:font-weight-asian="bold" style:font-size-complex="16pt" style:font-weight-complex="bold"/>
    </style:style>
    <style:style style:name="P88" style:family="paragraph" style:parent-style-name="Standard">
      <style:text-properties fo:color="#3465a4" loext:opacity="100%" fo:font-size="14pt" officeooo:rsid="0002a87e" officeooo:paragraph-rsid="0002a87e" style:font-size-asian="12.25pt" style:font-size-complex="14pt"/>
    </style:style>
    <style:style style:name="P89" style:family="paragraph" style:parent-style-name="Standard">
      <style:text-properties fo:color="#3465a4" loext:opacity="100%" fo:font-size="14pt" officeooo:rsid="0002a87e" officeooo:paragraph-rsid="00078457" style:font-size-asian="12.25pt" style:font-size-complex="14pt"/>
    </style:style>
    <style:style style:name="P90" style:family="paragraph" style:parent-style-name="Standard">
      <style:text-properties fo:color="#3465a4" loext:opacity="100%" fo:font-size="14pt" officeooo:rsid="0002a87e" officeooo:paragraph-rsid="0015980b" style:font-size-asian="12.25pt" style:font-size-complex="14pt"/>
    </style:style>
    <style:style style:name="P91" style:family="paragraph" style:parent-style-name="Standard">
      <style:text-properties fo:color="#3465a4" loext:opacity="100%" fo:font-size="14pt" officeooo:rsid="0002a87e" officeooo:paragraph-rsid="003bed0d" style:font-size-asian="12.25pt" style:font-size-complex="14pt"/>
    </style:style>
    <style:style style:name="P92" style:family="paragraph" style:parent-style-name="Standard">
      <style:text-properties fo:color="#00a933" loext:opacity="100%" fo:font-size="14pt" officeooo:rsid="0002a87e" officeooo:paragraph-rsid="0002a87e" style:font-size-asian="12.25pt" style:font-size-complex="14pt"/>
    </style:style>
    <style:style style:name="P93" style:family="paragraph" style:parent-style-name="Standard">
      <style:text-properties fo:color="#00a933" loext:opacity="100%" fo:font-size="14pt" officeooo:rsid="0002a87e" officeooo:paragraph-rsid="000fa95e" style:font-size-asian="12.25pt" style:font-size-complex="14pt"/>
    </style:style>
    <style:style style:name="P94" style:family="paragraph" style:parent-style-name="Standard">
      <style:text-properties fo:color="#00a933" loext:opacity="100%" fo:font-size="14pt" officeooo:rsid="0002a87e" officeooo:paragraph-rsid="00116ad9" style:font-size-asian="12.25pt" style:font-size-complex="14pt"/>
    </style:style>
    <style:style style:name="P95" style:family="paragraph" style:parent-style-name="Standard">
      <style:text-properties fo:color="#00a933" loext:opacity="100%" fo:font-size="14pt" officeooo:rsid="0002a87e" officeooo:paragraph-rsid="0018a6b3" style:font-size-asian="12.25pt" style:font-size-complex="14pt"/>
    </style:style>
    <style:style style:name="P96" style:family="paragraph" style:parent-style-name="Standard">
      <style:text-properties fo:color="#00a933" loext:opacity="100%" fo:font-size="14pt" officeooo:rsid="0002a87e" officeooo:paragraph-rsid="001f3799" style:font-size-asian="12.25pt" style:font-size-complex="14pt"/>
    </style:style>
    <style:style style:name="P97" style:family="paragraph" style:parent-style-name="Standard">
      <style:text-properties fo:color="#00a933" loext:opacity="100%" fo:font-size="14pt" officeooo:rsid="0002a87e" officeooo:paragraph-rsid="0021ea27" style:font-size-asian="12.25pt" style:font-size-complex="14pt"/>
    </style:style>
    <style:style style:name="P98" style:family="paragraph" style:parent-style-name="Standard">
      <style:text-properties fo:color="#00a933" loext:opacity="100%" fo:font-size="14pt" officeooo:rsid="0002a87e" officeooo:paragraph-rsid="002433cf" style:font-size-asian="12.25pt" style:font-size-complex="14pt"/>
    </style:style>
    <style:style style:name="P99" style:family="paragraph" style:parent-style-name="Standard">
      <style:text-properties fo:color="#00a933" loext:opacity="100%" fo:font-size="14pt" officeooo:rsid="0002a87e" officeooo:paragraph-rsid="0024ac09" style:font-size-asian="12.25pt" style:font-size-complex="14pt"/>
    </style:style>
    <style:style style:name="P100" style:family="paragraph" style:parent-style-name="Standard">
      <style:text-properties fo:color="#00a933" loext:opacity="100%" fo:font-size="14pt" officeooo:rsid="0002a87e" officeooo:paragraph-rsid="00259ec8" style:font-size-asian="12.25pt" style:font-size-complex="14pt"/>
    </style:style>
    <style:style style:name="P101" style:family="paragraph" style:parent-style-name="Standard">
      <style:text-properties fo:color="#00a933" loext:opacity="100%" fo:font-size="14pt" officeooo:rsid="0002a87e" officeooo:paragraph-rsid="002a8d53" style:font-size-asian="12.25pt" style:font-size-complex="14pt"/>
    </style:style>
    <style:style style:name="P102" style:family="paragraph" style:parent-style-name="Standard">
      <style:text-properties fo:color="#00a933" loext:opacity="100%" fo:font-size="14pt" officeooo:rsid="0002a87e" officeooo:paragraph-rsid="001d4ee3" style:font-size-asian="12.25pt" style:font-size-complex="14pt"/>
    </style:style>
    <style:style style:name="P103" style:family="paragraph" style:parent-style-name="Standard">
      <style:text-properties fo:color="#00a933" loext:opacity="100%" fo:font-size="14pt" officeooo:rsid="0002a87e" officeooo:paragraph-rsid="001bec46" style:font-size-asian="12.25pt" style:font-size-complex="14pt"/>
    </style:style>
    <style:style style:name="P104" style:family="paragraph" style:parent-style-name="Standard">
      <style:text-properties fo:color="#00a933" loext:opacity="100%" fo:font-size="14pt" officeooo:rsid="0002a87e" officeooo:paragraph-rsid="00336cbb" style:font-size-asian="12.25pt" style:font-size-complex="14pt"/>
    </style:style>
    <style:style style:name="P105" style:family="paragraph" style:parent-style-name="Standard">
      <style:text-properties fo:color="#00a933" loext:opacity="100%" fo:font-size="14pt" officeooo:rsid="0002a87e" officeooo:paragraph-rsid="00352ac8" style:font-size-asian="12.25pt" style:font-size-complex="14pt"/>
    </style:style>
    <style:style style:name="P106" style:family="paragraph" style:parent-style-name="Standard">
      <style:text-properties fo:color="#00a933" loext:opacity="100%" fo:font-size="14pt" officeooo:rsid="0002a87e" officeooo:paragraph-rsid="000cd753" style:font-size-asian="12.25pt" style:font-size-complex="14pt"/>
    </style:style>
    <style:style style:name="P107" style:family="paragraph" style:parent-style-name="Standard">
      <style:text-properties fo:color="#00a933" loext:opacity="100%" fo:font-size="14pt" officeooo:rsid="0002a87e" officeooo:paragraph-rsid="00378f6c" style:font-size-asian="12.25pt" style:font-size-complex="14pt"/>
    </style:style>
    <style:style style:name="P108" style:family="paragraph" style:parent-style-name="Standard">
      <style:text-properties fo:color="#00a933" loext:opacity="100%" fo:font-size="14pt" officeooo:rsid="0002a87e" officeooo:paragraph-rsid="003bed0d" style:font-size-asian="12.25pt" style:font-size-complex="14pt"/>
    </style:style>
    <style:style style:name="P109" style:family="paragraph" style:parent-style-name="Standard">
      <style:text-properties fo:color="#00a933" loext:opacity="100%" fo:font-size="14pt" officeooo:rsid="0002a87e" officeooo:paragraph-rsid="003e2ae5" style:font-size-asian="12.25pt" style:font-size-complex="14pt"/>
    </style:style>
    <style:style style:name="P110" style:family="paragraph" style:parent-style-name="Standard">
      <style:text-properties fo:color="#00a933" loext:opacity="100%" fo:font-size="14pt" officeooo:rsid="0002a87e" officeooo:paragraph-rsid="004f14a9" style:font-size-asian="12.25pt" style:font-size-complex="14pt"/>
    </style:style>
    <style:style style:name="P111" style:family="paragraph" style:parent-style-name="Standard">
      <style:text-properties fo:color="#00a933" loext:opacity="100%" fo:font-size="14pt" officeooo:rsid="0036d212" officeooo:paragraph-rsid="00445def" style:font-size-asian="12.25pt" style:font-size-complex="14pt"/>
    </style:style>
    <style:style style:name="P112" style:family="paragraph" style:parent-style-name="Standard">
      <style:text-properties fo:color="#00a933" loext:opacity="100%" fo:font-size="14pt" officeooo:rsid="0036d212" officeooo:paragraph-rsid="004a4660" style:font-size-asian="12.25pt" style:font-size-complex="14pt"/>
    </style:style>
    <style:style style:name="P113" style:family="paragraph" style:parent-style-name="Standard">
      <style:text-properties fo:color="#00a933" loext:opacity="100%" fo:font-size="14pt" officeooo:rsid="0036d212" officeooo:paragraph-rsid="004c2feb" style:font-size-asian="12.25pt" style:font-size-complex="14pt"/>
    </style:style>
    <style:style style:name="P114" style:family="paragraph" style:parent-style-name="Standard">
      <style:text-properties fo:color="#00a933" loext:opacity="100%" fo:font-size="14pt" officeooo:rsid="0036d212" officeooo:paragraph-rsid="004d963f" style:font-size-asian="12.25pt" style:font-size-complex="14pt"/>
    </style:style>
    <style:style style:name="P115" style:family="paragraph" style:parent-style-name="Standard">
      <style:text-properties fo:color="#2a6099" loext:opacity="100%" fo:font-size="14pt" officeooo:rsid="0002a87e" officeooo:paragraph-rsid="00475449" style:font-size-asian="12.25pt" style:font-size-complex="14pt"/>
    </style:style>
    <style:style style:name="P116" style:family="paragraph" style:parent-style-name="Standard">
      <style:text-properties fo:color="#ff4000" loext:opacity="100%" fo:font-size="14pt" officeooo:rsid="0002a87e" officeooo:paragraph-rsid="002a8d53" style:font-size-asian="12.25pt" style:font-size-complex="14pt"/>
    </style:style>
    <style:style style:name="P117" style:family="paragraph" style:parent-style-name="Standard">
      <style:text-properties fo:color="#ff4000" loext:opacity="100%" fo:font-size="14pt" officeooo:rsid="0002a87e" officeooo:paragraph-rsid="002bd79f" style:font-size-asian="12.25pt" style:font-size-complex="14pt"/>
    </style:style>
    <style:style style:name="P118" style:family="paragraph" style:parent-style-name="Standard">
      <style:text-properties fo:color="#ff4000" loext:opacity="100%" fo:font-size="14pt" officeooo:rsid="0002a87e" officeooo:paragraph-rsid="002efa68" style:font-size-asian="12.25pt" style:font-size-complex="14pt"/>
    </style:style>
    <style:style style:name="P119" style:family="paragraph" style:parent-style-name="Standard">
      <style:text-properties fo:color="#ff4000" loext:opacity="100%" fo:font-size="14pt" officeooo:rsid="0002a87e" officeooo:paragraph-rsid="0042102c" style:font-size-asian="12.25pt" style:font-size-complex="14pt"/>
    </style:style>
    <style:style style:name="P120" style:family="paragraph" style:parent-style-name="Standard">
      <style:text-properties fo:color="#ff0000" loext:opacity="100%" fo:font-size="14pt" officeooo:rsid="0002a87e" officeooo:paragraph-rsid="002a8d53" style:font-size-asian="12.25pt" style:font-size-complex="14pt"/>
    </style:style>
    <style:style style:name="P121" style:family="paragraph" style:parent-style-name="Standard">
      <style:text-properties fo:color="#ff0000" loext:opacity="100%" fo:font-size="14pt" officeooo:rsid="0036d212" officeooo:paragraph-rsid="003e735d" style:font-size-asian="12.25pt" style:font-size-complex="14pt"/>
    </style:style>
    <style:style style:name="P122" style:family="paragraph" style:parent-style-name="Standard">
      <style:text-properties fo:color="#ff0000" loext:opacity="100%" fo:font-size="14pt" officeooo:rsid="0036d212" officeooo:paragraph-rsid="0042102c" style:font-size-asian="12.25pt" style:font-size-complex="14pt"/>
    </style:style>
    <style:style style:name="P123" style:family="paragraph" style:parent-style-name="Standard">
      <style:text-properties fo:color="#ff0000" loext:opacity="100%" fo:font-size="14pt" officeooo:rsid="0036d212" officeooo:paragraph-rsid="00427ec1" style:font-size-asian="12.25pt" style:font-size-complex="14pt"/>
    </style:style>
    <style:style style:name="P124" style:family="paragraph" style:parent-style-name="Standard">
      <style:text-properties fo:color="#ff0000" loext:opacity="100%" fo:font-size="14pt" officeooo:rsid="0036d212" officeooo:paragraph-rsid="00445def" style:font-size-asian="12.25pt" style:font-size-complex="14pt"/>
    </style:style>
    <style:style style:name="P125" style:family="paragraph" style:parent-style-name="Standard">
      <style:text-properties fo:color="#00a933" loext:opacity="100%" fo:font-size="14pt" officeooo:rsid="0024ac09" officeooo:paragraph-rsid="00259ec8" style:font-size-asian="12.25pt" style:font-size-complex="14pt"/>
    </style:style>
    <style:style style:name="P126" style:family="paragraph" style:parent-style-name="Standard">
      <style:text-properties fo:color="#00a933" loext:opacity="100%" fo:font-size="14pt" officeooo:rsid="0036d212" officeooo:paragraph-rsid="00475449" style:font-size-asian="12.25pt" style:font-size-complex="14pt"/>
    </style:style>
    <style:style style:name="P127" style:family="paragraph" style:parent-style-name="Standard">
      <style:text-properties fo:color="#00a933" loext:opacity="100%" fo:font-size="14pt" officeooo:rsid="0036d212" officeooo:paragraph-rsid="00503fc4" style:font-size-asian="12.25pt" style:font-size-complex="14pt"/>
    </style:style>
    <style:style style:name="P128" style:family="paragraph" style:parent-style-name="Standard">
      <style:text-properties fo:color="#00a933" loext:opacity="100%" fo:font-size="14pt" officeooo:rsid="0036d212" officeooo:paragraph-rsid="00551df9" style:font-size-asian="12.25pt" style:font-size-complex="14pt"/>
    </style:style>
    <style:style style:name="P129" style:family="paragraph" style:parent-style-name="Standard">
      <style:text-properties fo:color="#00a933" loext:opacity="100%" fo:font-size="14pt" officeooo:rsid="0036d212" officeooo:paragraph-rsid="0057c67f" style:font-size-asian="12.25pt" style:font-size-complex="14pt"/>
    </style:style>
    <style:style style:name="P130" style:family="paragraph" style:parent-style-name="Standard">
      <style:text-properties fo:color="#00a933" loext:opacity="100%" fo:font-size="14pt" officeooo:rsid="0036d212" officeooo:paragraph-rsid="005b70ee" style:font-size-asian="12.25pt" style:font-size-complex="14pt"/>
    </style:style>
    <style:style style:name="P131" style:family="paragraph" style:parent-style-name="Standard">
      <style:text-properties fo:color="#00a933" loext:opacity="100%" fo:font-size="14pt" officeooo:rsid="0036d212" officeooo:paragraph-rsid="006034e0" style:font-size-asian="12.25pt" style:font-size-complex="14pt"/>
    </style:style>
    <style:style style:name="P132" style:family="paragraph" style:parent-style-name="Standard">
      <style:text-properties fo:color="#00a933" loext:opacity="100%" fo:font-size="14pt" officeooo:rsid="0036d212" officeooo:paragraph-rsid="0064042d" style:font-size-asian="12.25pt" style:font-size-complex="14pt"/>
    </style:style>
    <style:style style:name="P133" style:family="paragraph" style:parent-style-name="Standard">
      <style:text-properties fo:font-size="14pt" fo:font-weight="normal" officeooo:rsid="0002a87e" officeooo:paragraph-rsid="003e735d" style:font-size-asian="12.25pt" style:font-weight-asian="normal" style:font-size-complex="14pt" style:font-weight-complex="normal"/>
    </style:style>
    <style:style style:name="P134" style:family="paragraph" style:parent-style-name="Standard">
      <style:text-properties fo:font-size="14pt" fo:font-weight="normal" officeooo:rsid="0002a87e" officeooo:paragraph-rsid="00427ec1" style:font-size-asian="12.25pt" style:font-weight-asian="normal" style:font-size-complex="14pt" style:font-weight-complex="normal"/>
    </style:style>
    <style:style style:name="P135" style:family="paragraph" style:parent-style-name="Standard">
      <style:text-properties fo:font-size="14pt" officeooo:rsid="00045b92" officeooo:paragraph-rsid="00503fc4" style:font-size-asian="12.25pt" style:font-size-complex="14pt"/>
    </style:style>
    <style:style style:name="P136" style:family="paragraph" style:parent-style-name="Standard">
      <style:text-properties fo:font-size="14pt" officeooo:rsid="0002a87e" officeooo:paragraph-rsid="00503fc4" style:font-size-asian="12.25pt" style:font-size-complex="14pt"/>
    </style:style>
    <style:style style:name="P137" style:family="paragraph" style:parent-style-name="Standard">
      <style:text-properties fo:font-size="14pt" officeooo:rsid="0002a87e" officeooo:paragraph-rsid="0054800b" style:font-size-asian="12.25pt" style:font-size-complex="14pt"/>
    </style:style>
    <style:style style:name="P138" style:family="paragraph" style:parent-style-name="Standard">
      <style:text-properties fo:font-size="14pt" officeooo:rsid="0002a87e" officeooo:paragraph-rsid="0057c67f" style:font-size-asian="12.25pt" style:font-size-complex="14pt"/>
    </style:style>
    <style:style style:name="P139" style:family="paragraph" style:parent-style-name="Standard">
      <style:text-properties fo:font-size="14pt" officeooo:rsid="0002a87e" officeooo:paragraph-rsid="005b70ee" style:font-size-asian="12.25pt" style:font-size-complex="14pt"/>
    </style:style>
    <style:style style:name="P140" style:family="paragraph" style:parent-style-name="Standard">
      <style:text-properties fo:font-size="14pt" officeooo:rsid="0002a87e" officeooo:paragraph-rsid="006034e0" style:font-size-asian="12.25pt" style:font-size-complex="14pt"/>
    </style:style>
    <style:style style:name="P141" style:family="paragraph" style:parent-style-name="Standard">
      <style:text-properties fo:font-size="14pt" officeooo:rsid="0002a87e" officeooo:paragraph-rsid="0064042d" style:font-size-asian="12.25pt" style:font-size-complex="14pt"/>
    </style:style>
    <style:style style:name="P142" style:family="paragraph" style:parent-style-name="Standard">
      <style:text-properties fo:font-size="16pt" fo:font-weight="bold" officeooo:rsid="00503fc4" officeooo:paragraph-rsid="00503fc4" style:font-size-asian="16pt" style:font-weight-asian="bold" style:font-size-complex="16pt" style:font-weight-complex="bold"/>
    </style:style>
    <style:style style:name="P143" style:family="paragraph" style:parent-style-name="Standard">
      <style:text-properties fo:color="#2a6099" loext:opacity="100%" fo:font-size="14pt" officeooo:rsid="0002a87e" officeooo:paragraph-rsid="006034e0" style:font-size-asian="12.25pt" style:font-size-complex="14pt"/>
    </style:style>
    <style:style style:name="P144" style:family="paragraph" style:parent-style-name="Standard">
      <style:text-properties fo:color="#2a6099" loext:opacity="100%" fo:font-size="14pt" officeooo:rsid="0002a87e" officeooo:paragraph-rsid="0064042d" style:font-size-asian="12.25pt" style:font-size-complex="14pt"/>
    </style:style>
    <style:style style:name="P145" style:family="paragraph" style:parent-style-name="Standard">
      <style:text-properties fo:color="#2a6099" loext:opacity="100%" fo:font-size="14pt" officeooo:rsid="0002a87e" officeooo:paragraph-rsid="0065f920" style:font-size-asian="12.25pt" style:font-size-complex="14pt"/>
    </style:style>
    <style:style style:name="P146" style:family="paragraph" style:parent-style-name="Standard">
      <style:text-properties fo:color="#2a6099" loext:opacity="100%" fo:font-size="14pt" officeooo:rsid="0002a87e" officeooo:paragraph-rsid="0066f236" style:font-size-asian="12.25pt" style:font-size-complex="14pt"/>
    </style:style>
    <style:style style:name="P147" style:family="paragraph" style:parent-style-name="Standard">
      <style:text-properties fo:color="#2a6099" loext:opacity="100%" fo:font-size="14pt" officeooo:rsid="0002a87e" officeooo:paragraph-rsid="006770b0" style:font-size-asian="12.25pt" style:font-size-complex="14pt"/>
    </style:style>
    <style:style style:name="P148" style:family="paragraph" style:parent-style-name="Standard">
      <style:text-properties fo:color="#2a6099" loext:opacity="100%" fo:font-size="14pt" officeooo:rsid="0002a87e" officeooo:paragraph-rsid="00680d56" style:font-size-asian="12.25pt" style:font-size-complex="14pt"/>
    </style:style>
    <style:style style:name="P149" style:family="paragraph" style:parent-style-name="Standard">
      <style:text-properties fo:color="#2a6099" loext:opacity="100%" fo:font-size="14pt" officeooo:rsid="0002a87e" officeooo:paragraph-rsid="0068c158" style:font-size-asian="12.25pt" style:font-size-complex="14pt"/>
    </style:style>
    <style:style style:name="P150" style:family="paragraph" style:parent-style-name="Standard">
      <style:text-properties style:use-window-font-color="true" loext:opacity="0%" fo:font-size="14pt" officeooo:rsid="0002a87e" officeooo:paragraph-rsid="0054800b" style:font-size-asian="12.25pt" style:font-size-complex="14pt"/>
    </style:style>
    <style:style style:name="P151" style:family="paragraph" style:parent-style-name="Standard">
      <style:text-properties style:use-window-font-color="true" loext:opacity="0%" fo:font-size="14pt" officeooo:rsid="0002a87e" officeooo:paragraph-rsid="0057c67f" style:font-size-asian="12.25pt" style:font-size-complex="14pt"/>
    </style:style>
    <style:style style:name="P152" style:family="paragraph" style:parent-style-name="Standard">
      <style:text-properties style:use-window-font-color="true" loext:opacity="0%" fo:font-size="14pt" officeooo:rsid="0002a87e" officeooo:paragraph-rsid="005b70ee" style:font-size-asian="12.25pt" style:font-size-complex="14pt"/>
    </style:style>
    <style:style style:name="P153" style:family="paragraph" style:parent-style-name="Standard">
      <style:text-properties style:use-window-font-color="true" loext:opacity="0%" fo:font-size="14pt" officeooo:rsid="0002a87e" officeooo:paragraph-rsid="006034e0" style:font-size-asian="12.25pt" style:font-size-complex="14pt"/>
    </style:style>
    <style:style style:name="P154" style:family="paragraph" style:parent-style-name="Standard">
      <style:text-properties style:use-window-font-color="true" loext:opacity="0%" fo:font-size="14pt" officeooo:rsid="0002a87e" officeooo:paragraph-rsid="0064042d" style:font-size-asian="12.25pt" style:font-size-complex="14pt"/>
    </style:style>
    <style:style style:name="P155" style:family="paragraph" style:parent-style-name="Standard">
      <style:text-properties fo:color="#acb20c" loext:opacity="100%" fo:font-size="14pt" officeooo:rsid="0002a87e" officeooo:paragraph-rsid="0015980b" style:font-size-asian="12.25pt" style:font-size-complex="14pt"/>
    </style:style>
    <style:style style:name="P156" style:family="paragraph" style:parent-style-name="Standard">
      <style:text-properties fo:color="#acb20c" loext:opacity="100%" fo:font-size="14pt" officeooo:rsid="0002a87e" officeooo:paragraph-rsid="0024ae90" style:font-size-asian="12.25pt" style:font-size-complex="14pt"/>
    </style:style>
    <style:style style:name="P157" style:family="paragraph" style:parent-style-name="Standard">
      <style:text-properties fo:color="#acb20c" loext:opacity="100%" fo:font-size="14pt" officeooo:rsid="002dbce8" officeooo:paragraph-rsid="002dbce8" style:font-size-asian="12.25pt" style:font-size-complex="14pt"/>
    </style:style>
    <style:style style:name="P158" style:family="paragraph" style:parent-style-name="Standard">
      <style:text-properties fo:color="#acb20c" loext:opacity="100%" fo:font-size="14pt" officeooo:rsid="0036d212" officeooo:paragraph-rsid="00475449" style:font-size-asian="12.25pt" style:font-size-complex="14pt"/>
    </style:style>
    <style:style style:name="P159" style:family="paragraph" style:parent-style-name="Standard">
      <style:text-properties fo:color="#acb20c" loext:opacity="100%" fo:font-size="14pt" officeooo:rsid="0036d212" officeooo:paragraph-rsid="006034e0" style:font-size-asian="12.25pt" style:font-size-complex="14pt"/>
    </style:style>
    <style:style style:name="P160" style:family="paragraph" style:parent-style-name="Standard">
      <style:text-properties fo:color="#acb20c" loext:opacity="100%" fo:font-size="14pt" officeooo:rsid="0036d212" officeooo:paragraph-rsid="0064042d" style:font-size-asian="12.25pt" style:font-size-complex="14pt"/>
    </style:style>
    <style:style style:name="P161" style:family="paragraph" style:parent-style-name="Standard">
      <style:text-properties fo:color="#3465a4" loext:opacity="100%" fo:font-size="14pt" officeooo:rsid="0002a87e" officeooo:paragraph-rsid="0065f920" style:font-size-asian="12.25pt" style:font-size-complex="14pt"/>
    </style:style>
    <style:style style:name="T1" style:family="text">
      <style:text-properties officeooo:rsid="00053695"/>
    </style:style>
    <style:style style:name="T2" style:family="text">
      <style:text-properties officeooo:rsid="00063c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8457"/>
    </style:style>
    <style:style style:name="T5" style:family="text">
      <style:text-properties officeooo:rsid="000cd753"/>
    </style:style>
    <style:style style:name="T6" style:family="text">
      <style:text-properties officeooo:rsid="000d2fe8"/>
    </style:style>
    <style:style style:name="T7" style:family="text">
      <style:text-properties officeooo:rsid="000fa95e"/>
    </style:style>
    <style:style style:name="T8" style:family="text">
      <style:text-properties officeooo:rsid="00116ad9"/>
    </style:style>
    <style:style style:name="T9" style:family="text">
      <style:text-properties officeooo:rsid="001762d8"/>
    </style:style>
    <style:style style:name="T10" style:family="text">
      <style:text-properties officeooo:rsid="0018a6b3"/>
    </style:style>
    <style:style style:name="T11" style:family="text">
      <style:text-properties officeooo:rsid="0019bd3a"/>
    </style:style>
    <style:style style:name="T12" style:family="text">
      <style:text-properties officeooo:rsid="001bec46"/>
    </style:style>
    <style:style style:name="T13" style:family="text">
      <style:text-properties officeooo:rsid="001f3799"/>
    </style:style>
    <style:style style:name="T14" style:family="text">
      <style:text-properties officeooo:rsid="00205dbb"/>
    </style:style>
    <style:style style:name="T15" style:family="text">
      <style:text-properties officeooo:rsid="0021ea27"/>
    </style:style>
    <style:style style:name="T16" style:family="text">
      <style:text-properties officeooo:rsid="0023cb1a"/>
    </style:style>
    <style:style style:name="T17" style:family="text">
      <style:text-properties officeooo:rsid="002433cf"/>
    </style:style>
    <style:style style:name="T18" style:family="text">
      <style:text-properties officeooo:rsid="0024ac09"/>
    </style:style>
    <style:style style:name="T19" style:family="text">
      <style:text-properties officeooo:rsid="0024ae90"/>
    </style:style>
    <style:style style:name="T20" style:family="text">
      <style:text-properties fo:color="#00a933" loext:opacity="100%"/>
    </style:style>
    <style:style style:name="T21" style:family="text">
      <style:text-properties fo:color="#00a933" loext:opacity="100%" officeooo:rsid="0024ac09"/>
    </style:style>
    <style:style style:name="T22" style:family="text">
      <style:text-properties officeooo:rsid="0026b88a"/>
    </style:style>
    <style:style style:name="T23" style:family="text">
      <style:text-properties officeooo:rsid="002a8d53"/>
    </style:style>
    <style:style style:name="T24" style:family="text">
      <style:text-properties officeooo:rsid="002bd79f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30f3e3"/>
    </style:style>
    <style:style style:name="T27" style:family="text">
      <style:text-properties officeooo:rsid="0031380a"/>
    </style:style>
    <style:style style:name="T28" style:family="text">
      <style:text-properties officeooo:rsid="003174fd"/>
    </style:style>
    <style:style style:name="T29" style:family="text">
      <style:text-properties officeooo:rsid="00352ac8"/>
    </style:style>
    <style:style style:name="T30" style:family="text">
      <style:text-properties officeooo:rsid="00378f6c"/>
    </style:style>
    <style:style style:name="T31" style:family="text">
      <style:text-properties officeooo:rsid="0038fd42"/>
    </style:style>
    <style:style style:name="T32" style:family="text">
      <style:text-properties officeooo:rsid="003a8d3e"/>
    </style:style>
    <style:style style:name="T33" style:family="text">
      <style:text-properties officeooo:rsid="003fccf0"/>
    </style:style>
    <style:style style:name="T34" style:family="text">
      <style:text-properties officeooo:rsid="00445def"/>
    </style:style>
    <style:style style:name="T35" style:family="text">
      <style:text-properties officeooo:rsid="00475449"/>
    </style:style>
    <style:style style:name="T36" style:family="text">
      <style:text-properties officeooo:rsid="0049d706"/>
    </style:style>
    <style:style style:name="T37" style:family="text">
      <style:text-properties officeooo:rsid="004a4660"/>
    </style:style>
    <style:style style:name="T38" style:family="text">
      <style:text-properties officeooo:rsid="004c2feb"/>
    </style:style>
    <style:style style:name="T39" style:family="text">
      <style:text-properties officeooo:rsid="004d963f"/>
    </style:style>
    <style:style style:name="T40" style:family="text">
      <style:text-properties officeooo:rsid="00503fc4"/>
    </style:style>
    <style:style style:name="T41" style:family="text">
      <style:text-properties officeooo:rsid="005237ec"/>
    </style:style>
    <style:style style:name="T42" style:family="text">
      <style:text-properties officeooo:rsid="0052815b"/>
    </style:style>
    <style:style style:name="T43" style:family="text">
      <style:text-properties officeooo:rsid="0054800b"/>
    </style:style>
    <style:style style:name="T44" style:family="text">
      <style:text-properties officeooo:rsid="00551df9"/>
    </style:style>
    <style:style style:name="T45" style:family="text">
      <style:text-properties officeooo:rsid="0057c67f"/>
    </style:style>
    <style:style style:name="T46" style:family="text">
      <style:text-properties officeooo:rsid="005aee25"/>
    </style:style>
    <style:style style:name="T47" style:family="text">
      <style:text-properties officeooo:rsid="005b70ee"/>
    </style:style>
    <style:style style:name="T48" style:family="text">
      <style:text-properties officeooo:rsid="005d5ed8"/>
    </style:style>
    <style:style style:name="T49" style:family="text">
      <style:text-properties officeooo:rsid="005ed6b5"/>
    </style:style>
    <style:style style:name="T50" style:family="text">
      <style:text-properties officeooo:rsid="006034e0"/>
    </style:style>
    <style:style style:name="T51" style:family="text">
      <style:text-properties officeooo:rsid="0062718d"/>
    </style:style>
    <style:style style:name="T52" style:family="text">
      <style:text-properties officeooo:rsid="0064042d"/>
    </style:style>
    <style:style style:name="T53" style:family="text">
      <style:text-properties officeooo:rsid="0065f920"/>
    </style:style>
    <style:style style:name="T54" style:family="text">
      <style:text-properties fo:color="#3465a4" loext:opacity="100%" officeooo:rsid="00078457"/>
    </style:style>
    <style:style style:name="T55" style:family="text">
      <style:text-properties fo:color="#3465a4" loext:opacity="100%" officeooo:rsid="0065f920"/>
    </style:style>
    <style:style style:name="T56" style:family="text">
      <style:text-properties fo:color="#3465a4" loext:opacity="100%" officeooo:rsid="0068c1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5">DESKTOP</text:p>
      <text:p text:style-name="P39">====================</text:p>
      <text:p text:style-name="P39"/>
      <text:p text:style-name="P2">1) <text:a xlink:type="simple" xlink:href="https://app.asana.com/0/1209272406360585/1209289821692484" text:style-name="Internet_20_link" text:visited-style-name="Visited_20_Internet_20_Link">https://app.asana.com/0/1209272406360585/1209289821692484</text:a></text:p>
      <text:p text:style-name="P2"/>
      <text:p text:style-name="P3">E-Mail Icon tauschen (gleiches wie im Footer verwenden)</text:p>
      <text:p text:style-name="P2"><text:span text:style-name="T3">Trans:</text:span> Swap email icon (use the same as in the footer)</text:p>
      <text:p text:style-name="P2"/>
      <text:p text:style-name="P60">Type: Bug</text:p>
      <text:p text:style-name="P2"/>
      <text:p text:style-name="P109">Status: <text:span text:style-name="T1">design</text:span> (<text:span text:style-name="T6">DONE</text:span>)</text:p>
      <text:p text:style-name="P88"/>
      <text:p text:style-name="P65">------------------</text:p>
      <text:p text:style-name="P65"/>
      <text:p text:style-name="P2">2) https://app.asana.com/0/1209272406360585/1209290109584673</text:p>
      <text:p text:style-name="P2"/>
      <text:p text:style-name="P3">Video muss etwas weniger hoch sein, damit unterer Rahmen sichtbar ist</text:p>
      <text:p text:style-name="P2"><text:span text:style-name="T3">Trans: </text:span>Video needs to be slightly less high so that the lower frame is visible</text:p>
      <text:p text:style-name="P2"/>
      <text:p text:style-name="P60">Type: Bug</text:p>
      <text:p text:style-name="P2"/>
      <text:p text:style-name="P92">Status: <text:span text:style-name="T1">design</text:span> (<text:span text:style-name="T6">DONE</text:span>)</text:p>
      <text:p text:style-name="P42"/>
      <text:p text:style-name="P66">------------------</text:p>
      <text:p text:style-name="P66"/>
      <text:p text:style-name="P4"><text:span text:style-name="T2">3</text:span>) https://app.asana.com/0/1209272406360585/1209289875154008</text:p>
      <text:p text:style-name="P4"/>
      <text:p text:style-name="P5">Bitte die Schrift auf den Newskacheln ensprechend anpassen:</text:p>
      <text:p text:style-name="P5">Datum/Kategorie: Roboto Regular, font-size: 18px</text:p>
      <text:p text:style-name="P5">Title: Fjalla One, font-size: 19px, line-height: 28px;</text:p>
      <text:p text:style-name="P4"><text:span text:style-name="T3">Trans:</text:span> Please adjust the font on the news tiles accordingly:</text:p>
      <text:p text:style-name="P4">Date/Category: Roboto Regular, font-size: 18px</text:p>
      <text:p text:style-name="P4">Title: Fjalla One, font-size: 19px, line-height: 28px;</text:p>
      <text:p text:style-name="P4"/>
      <text:p text:style-name="P91">Type: <text:span text:style-name="T4">Cr, </text:span><text:span text:style-name="T53">we followed only the font change that was given in new typography, there it was not stated</text:span></text:p>
      <text:p text:style-name="P4"/>
      <text:p text:style-name="P108">Status: <text:span text:style-name="T1">design</text:span> (<text:span text:style-name="T6">DONE</text:span>)<text:span text:style-name="T7">[</text:span><text:span text:style-name="T32">1hr</text:span><text:span text:style-name="T7">]</text:span> </text:p>
      <text:p text:style-name="P43"/>
      <text:p text:style-name="P67"/>
      <text:p text:style-name="P67">------------------</text:p>
      <text:p text:style-name="P67"><text:soft-page-break/></text:p>
      <text:p text:style-name="P6"><text:span text:style-name="T4">4</text:span>) https://app.asana.com/0/1209272406360585/1209290261753369</text:p>
      <text:p text:style-name="P6"/>
      <text:p text:style-name="P7">Ist es möglich, dass das Logo schon beim Hover angezeigt wird und man nicht erst draufklicken muss?</text:p>
      <text:p text:style-name="P6"><text:span text:style-name="T3">Trans:</text:span> Is it possible to display the logo when hovering over it without having to click on it first?</text:p>
      <text:p text:style-name="P6"/>
      <text:p text:style-name="P89">Type: <text:span text:style-name="T4">Cr, </text:span><text:span text:style-name="T53">this feature was not stated anywhere previously</text:span></text:p>
      <text:p text:style-name="P6"/>
      <text:p text:style-name="P93">Status: <text:span text:style-name="T1">design</text:span> (<text:span text:style-name="T6">DONE</text:span>)<text:span text:style-name="T7">[</text:span><text:span text:style-name="T32">1hr</text:span><text:span text:style-name="T7">]</text:span> </text:p>
      <text:p text:style-name="P44"/>
      <text:p text:style-name="P68">------------------</text:p>
      <text:p text:style-name="P68"/>
      <text:p text:style-name="P12"><text:span text:style-name="T8">5</text:span>) https://app.asana.com/0/1209272406360585/1209290933107527</text:p>
      <text:p text:style-name="P12"/>
      <text:p text:style-name="P13">Bitte den Badge verlinken auf die Seite "Netzwerk"</text:p>
      <text:p text:style-name="P13"/>
      <text:p text:style-name="P13">Hovereffekt hinzufügen, damit Badge dann gerade steht: </text:p>
      <text:p text:style-name="P13">transform: rotate(14deg)</text:p>
      <text:p text:style-name="P12"><text:span text:style-name="T3">Trans:</text:span> Please link the badge to the "Network" page</text:p>
      <text:p text:style-name="P12"/>
      <text:p text:style-name="P12">Add a hover effect so that the badge stands straight:</text:p>
      <text:p text:style-name="P12">transform: rotate(14deg)</text:p>
      <text:p text:style-name="P12"/>
      <text:p text:style-name="P161">Type: <text:span text:style-name="T4">Cr, </text:span><text:span text:style-name="T53">this feature was not stated anywhere previously</text:span></text:p>
      <text:p text:style-name="P12"/>
      <text:p text:style-name="P94">Status: <text:span text:style-name="T1">design</text:span> (<text:span text:style-name="T6">DONE</text:span>)<text:span text:style-name="T7">[</text:span><text:span text:style-name="T31">30min</text:span><text:span text:style-name="T7">]</text:span> </text:p>
      <text:p text:style-name="P46"/>
      <text:p text:style-name="P70">------------------</text:p>
      <text:p text:style-name="P68"/>
      <text:p text:style-name="P8"><text:span text:style-name="T8">6</text:span>) https://app.asana.com/0/1209272406360585/1209290933107532</text:p>
      <text:p text:style-name="P8"/>
      <text:p text:style-name="P9">Die beiden Spalten sollen bündig sein</text:p>
      <text:p text:style-name="P8"><text:span text:style-name="T3">Trans:</text:span> The two columns should be flush</text:p>
      <text:p text:style-name="P8"/>
      <text:p text:style-name="P64">Type: <text:span text:style-name="T5">Bug</text:span></text:p>
      <text:p text:style-name="P8"/>
      <text:p text:style-name="P107">Status: <text:span text:style-name="T1">design</text:span> (<text:span text:style-name="T6">DONE</text:span>) </text:p>
      <text:p text:style-name="P45"/>
      <text:p text:style-name="P69">------------------</text:p>
      <text:p text:style-name="P69"><text:soft-page-break/></text:p>
      <text:p text:style-name="P10"><text:span text:style-name="T8">7</text:span>) https://app.asana.com/0/1209272406360585/1209290933107532</text:p>
      <text:p text:style-name="P10"/>
      <text:p text:style-name="P11">Offenes Akkordeon bitte wie im Anhang stylen</text:p>
      <text:p text:style-name="P10"><text:span text:style-name="T3">Trans:</text:span> Please style open accordion as shown in the appendix</text:p>
      <text:p text:style-name="P10"/>
      <text:p text:style-name="P161">Type: <text:span text:style-name="T4">Cr, </text:span><text:span text:style-name="T53">this design was not given anywhere previously</text:span></text:p>
      <text:p text:style-name="P106"/>
      <text:p text:style-name="P106">Status: <text:span text:style-name="T30">Done [2hrs]</text:span></text:p>
      <text:p text:style-name="P47"/>
      <text:p text:style-name="P47"/>
      <text:p text:style-name="P47"/>
      <text:p text:style-name="P47"/>
      <text:p text:style-name="P86">TABLET</text:p>
      <text:p text:style-name="P40">====================</text:p>
      <text:p text:style-name="P40"/>
      <text:p text:style-name="P14">1) https://app.asana.com/0/1209272406360585/1209304126260154</text:p>
      <text:p text:style-name="P14"/>
      <text:p text:style-name="P15">Beim Logoslider steht Pagination zwischen den Logos</text:p>
      <text:p text:style-name="P14"><text:span text:style-name="T3">Trans:</text:span> The logo slider has pagination between the logos</text:p>
      <text:p text:style-name="P14"/>
      <text:p text:style-name="P61">Type: Bug</text:p>
      <text:p text:style-name="P14"/>
      <text:p text:style-name="P155">Status: <text:span text:style-name="T9">Not found any problem like this, may be this is happening due to browser drag resizing, test in tab or refresh in tab resolution.</text:span></text:p>
      <text:p text:style-name="P90"/>
      <text:p text:style-name="P71">------------------</text:p>
      <text:p text:style-name="P71"/>
      <text:p text:style-name="P16"><text:span text:style-name="T10">2</text:span>) https://app.asana.com/0/1209272406360585/1209304126260158</text:p>
      <text:p text:style-name="P16"/>
      <text:p text:style-name="P17">Generell "klebt" der Inhalt innerhalb einer Box auf Tablet zu nah am Rand. Deshalb padding bei den Boxen auf 50px setzen</text:p>
      <text:p text:style-name="P16"><text:span text:style-name="T3">Trans:</text:span> In general, the content within a box "sticks" too close to the edge on tablets. Therefore, set the padding for the boxes to 50px</text:p>
      <text:p text:style-name="P16"/>
      <text:p text:style-name="P145">Type: <text:span text:style-name="T54">Cr, </text:span><text:span text:style-name="T55">this design was not given anywhere previously</text:span></text:p>
      <text:p text:style-name="P16"/>
      <text:p text:style-name="P95">Status: <text:span text:style-name="T10">Done (</text:span><text:span text:style-name="T42">30min</text:span><text:span text:style-name="T10">)</text:span></text:p>
      <text:p text:style-name="P95"/>
      <text:p text:style-name="P95"/>
      <text:p text:style-name="P95"/>
      <text:p text:style-name="P95"/>
      <text:p text:style-name="P95"/>
      <text:p text:style-name="P95"><text:soft-page-break/></text:p>
      <text:p text:style-name="P72">------------------</text:p>
      <text:p text:style-name="P72"/>
      <text:p text:style-name="P18"><text:span text:style-name="T11">3)</text:span> https://app.asana.com/0/1209272406360585/1209304126260162</text:p>
      <text:p text:style-name="P18"/>
      <text:p text:style-name="P19">Bitte die 2 Kacheln auf Tablet jeweils 50% breit</text:p>
      <text:p text:style-name="P18"><text:span text:style-name="T3">Trans:</text:span> Please make the 2 tiles on tablet 50% wide each</text:p>
      <text:p text:style-name="P18"/>
      <text:p text:style-name="P145">Type: <text:span text:style-name="T54">Cr, </text:span><text:span text:style-name="T55">this design was not given anywhere previously</text:span></text:p>
      <text:p text:style-name="P18"/>
      <text:p text:style-name="P105">Status: <text:span text:style-name="T10">Done (</text:span><text:span text:style-name="T29">2hrs</text:span><text:span text:style-name="T10">)</text:span></text:p>
      <text:p text:style-name="P48"/>
      <text:p text:style-name="P48"/>
      <text:p text:style-name="P73">------------------</text:p>
      <text:p text:style-name="P73"/>
      <text:p text:style-name="P20"><text:span text:style-name="T12">4</text:span><text:span text:style-name="T11">)</text:span> https://app.asana.com/0/1209272406360585/1209304126260166</text:p>
      <text:p text:style-name="P20"/>
      <text:p text:style-name="P21">Passt auf Tablet auch 2 Kacheln nebeneinandern? </text:p>
      <text:p text:style-name="P21">Falls nicht, dann Newskacheln bitte nicht auf 100% stretchen, sondern maximale Breite angeben</text:p>
      <text:p text:style-name="P20"><text:span text:style-name="T3">Trans:</text:span> Do 2 tiles fit next to each other on a tablet?</text:p>
      <text:p text:style-name="P20">If not, please do not stretch the news tiles to 100%, but specify the maximum width</text:p>
      <text:p text:style-name="P20"/>
      <text:p text:style-name="P145">Type: <text:span text:style-name="T54">Cr, </text:span><text:span text:style-name="T55">this design was not given anywhere previously</text:span></text:p>
      <text:p text:style-name="P20"/>
      <text:p text:style-name="P104">Status: <text:span text:style-name="T28">Done [1hr]</text:span></text:p>
      <text:p text:style-name="P49"/>
      <text:p text:style-name="P73">------------------</text:p>
      <text:p text:style-name="P73"/>
      <text:p text:style-name="P20"><text:span text:style-name="T12">5</text:span><text:span text:style-name="T11">)</text:span> https://app.asana.com/0/1209272406360585/1209304126260172</text:p>
      <text:p text:style-name="P20"/>
      <text:p text:style-name="P21"/>
      <text:p text:style-name="P20"><text:span text:style-name="T3">Trans:</text:span> </text:p>
      <text:p text:style-name="P20"/>
      <text:p text:style-name="P145">Type: <text:span text:style-name="T54">Cr, </text:span><text:span text:style-name="T55">this design was not given anywhere previously</text:span></text:p>
      <text:p text:style-name="P20"/>
      <text:p text:style-name="P103">Status: <text:span text:style-name="T28">Done [1hr]</text:span></text:p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87">MOBILE</text:p>
      <text:p text:style-name="P41">====================</text:p>
      <text:p text:style-name="P41"/>
      <text:p text:style-name="P22">1) https://app.asana.com/0/1209272406360585/1209292853856920</text:p>
      <text:p text:style-name="P22"/>
      <text:p text:style-name="P23">Abstand von Seitentitel und Breadcrumbs zum linken Bildschirmrand bitte auf 20px setzen, damit es bündig mit dem Logo ist. </text:p>
      <text:p text:style-name="P23">Außerdem bitte den margin-top des Seitentitels um 20px erhöhen.</text:p>
      <text:p text:style-name="P23"/>
      <text:p text:style-name="P23">Das war ein Fehler im Prototyp, entschuldigt bitte! </text:p>
      <text:p text:style-name="P22"><text:span text:style-name="T3">Trans:</text:span> Please set the distance between the page title and breadcrumbs and the left edge of the screen to 20px so that it is flush with the logo.</text:p>
      <text:p text:style-name="P22">Also please increase the margin-top of the page title by 20px.</text:p>
      <text:p text:style-name="P22"/>
      <text:p text:style-name="P22">That was an error in the prototype, please excuse me!</text:p>
      <text:p text:style-name="P22"/>
      <text:p text:style-name="P145">Type: <text:span text:style-name="T54">Cr, </text:span><text:span text:style-name="T55">this design was not given anywhere previously</text:span></text:p>
      <text:p text:style-name="P22"/>
      <text:p text:style-name="P102">Status: <text:span text:style-name="T27">Done [1hr]</text:span></text:p>
      <text:p text:style-name="P50"/>
      <text:p text:style-name="P74">------------------</text:p>
      <text:p text:style-name="P50"/>
      <text:p text:style-name="P24"><text:span text:style-name="T13">2</text:span>) https://app.asana.com/0/1209272406360585/1209290933107543</text:p>
      <text:p text:style-name="P24"/>
      <text:p text:style-name="P25">Hintergrundbild hinzufügen (identisch zu Menü im Karriereportal)</text:p>
      <text:p text:style-name="P25">Gesamtes Menü scrollen anstatt innerhalb eines einzelne Container scrollen</text:p>
      <text:p text:style-name="P25">Links (Datenschutz, etc) Abstände anpassen</text:p>
      <text:p text:style-name="P24"><text:span text:style-name="T3">Trans:</text:span> Add background image (identical to menu in the career portal)</text:p>
      <text:p text:style-name="P24">Scroll entire menu instead of scrolling within a single container</text:p>
      <text:p text:style-name="P24">Adjust links (privacy policy, etc.) spacing</text:p>
      <text:p text:style-name="P24"/>
      <text:p text:style-name="P145">Type: <text:span text:style-name="T54">Cr, </text:span><text:span text:style-name="T55">this design was not given anywhere previously</text:span></text:p>
      <text:p text:style-name="P24"/>
      <text:p text:style-name="P96">Status: <text:span text:style-name="T14">Done [1hr]</text:span></text:p>
      <text:p text:style-name="P96"/>
      <text:p text:style-name="P96"/>
      <text:p text:style-name="P96"/>
      <text:p text:style-name="P96"/>
      <text:p text:style-name="P96"><text:soft-page-break/></text:p>
      <text:p text:style-name="P75">------------------</text:p>
      <text:p text:style-name="P51"/>
      <text:p text:style-name="P26"><text:span text:style-name="T15">3</text:span>) https://app.asana.com/0/1209272406360585/1209307798879391</text:p>
      <text:p text:style-name="P26"/>
      <text:p text:style-name="P27">Buttontext linksbündig</text:p>
      <text:p text:style-name="P27"/>
      <text:p text:style-name="P27">Punktnavigation auf gesamte Breite stretchen</text:p>
      <text:p text:style-name="P26"><text:span text:style-name="T3">Trans:</text:span> Button text aligned to the left</text:p>
      <text:p text:style-name="P26"/>
      <text:p text:style-name="P26">Stretch point navigation to the entire width</text:p>
      <text:p text:style-name="P26"/>
      <text:p text:style-name="P145">Type: <text:span text:style-name="T54">Cr, </text:span><text:span text:style-name="T55">this design was not given anywhere previously</text:span></text:p>
      <text:p text:style-name="P26"/>
      <text:p text:style-name="P97">Status: <text:span text:style-name="T14">Done [</text:span><text:span text:style-name="T16">30min</text:span><text:span text:style-name="T14">]</text:span></text:p>
      <text:p text:style-name="P97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>------------------</text:p>
      <text:p text:style-name="P28"/>
      <text:p text:style-name="P28"><text:span text:style-name="T17">4</text:span>) https://app.asana.com/0/1209272406360585/1209290933107548</text:p>
      <text:p text:style-name="P28"/>
      <text:p text:style-name="P29">Der Teamslider und Navigation sind nicht in der Mittelachse.</text:p>
      <text:p text:style-name="P29"/>
      <text:p text:style-name="P29">Das erste Portrait muss vermutlich schon horizontal zentriert sein, damit auch beim Durchswipen immer nur ein Portrait zentriert sitzt.</text:p>
      <text:p text:style-name="P29">Ihr könnt gerne die Portraitbilder etwas größer machen, damit die vorheringen/nachfolgenden Portraits nur leicht im Anschnitt sichtbar sind.</text:p>
      <text:p text:style-name="P29">Letztes Portrait darf keine Aussparung auf der rechten Seite haben</text:p>
      <text:p text:style-name="P28"><text:span text:style-name="T3">Trans:</text:span> The team slider and navigation are not in the central axis.</text:p>
      <text:p text:style-name="P28"/>
      <text:p text:style-name="P28">The first portrait probably needs to be horizontally centered so that only one portrait is centered when swiping through.</text:p>
      <text:p text:style-name="P28"/>
      <text:p text:style-name="P28">You can make the portrait images a little larger so that the previous/following portraits are only slightly visible in the cut.</text:p>
      <text:p text:style-name="P28"/>
      <text:p text:style-name="P28">The last portrait must not have a gap on the right side</text:p>
      <text:p text:style-name="P28"/>
      <text:p text:style-name="P146">Type: <text:span text:style-name="T54">Cr, </text:span><text:span text:style-name="T55">this design was not given anywhere previously</text:span></text:p>
      <text:p text:style-name="P28"/>
      <text:p text:style-name="P98">Status: </text:p>
      <text:p text:style-name="P99">The team slider and navigation are not in the central axis. <text:span text:style-name="T18">[</text:span><text:span text:style-name="T22">1hr</text:span><text:span text:style-name="T18">]</text:span></text:p>
      <text:p text:style-name="P99"/>
      <text:p text:style-name="P156">The last portrait must not have a gap on the right side <text:span text:style-name="T19">[Not possible as it is a masked image, we need a oval mask without the cut so can try once]</text:span></text:p>
      <text:p text:style-name="P62"/>
      <text:p text:style-name="P100">The first portrait probably needs to be horizontally centered so that only one portrait is centered when swiping through.</text:p>
      <text:p text:style-name="P30"><text:span text:style-name="T20">You can make the portrait images a little larger so that the previous/following portraits are only slightly visible in the cut. </text:span><text:span text:style-name="T21">[Done]</text:span></text:p>
      <text:p text:style-name="P125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p text:style-name="P77">------------------</text:p>
      <text:p text:style-name="P52"/>
      <text:p text:style-name="P31"><text:span text:style-name="T23">5</text:span>) <text:a xlink:type="simple" xlink:href="https://app.asana.com/0/1209272406360585/1209290934150744" text:style-name="Internet_20_link" text:visited-style-name="Visited_20_Internet_20_Link">https://app.asana.com/0/1209272406360585/1209290934150744</text:a></text:p>
      <text:p text:style-name="P31"/>
      <text:p text:style-name="P31">[FOOTER] Abstände</text:p>
      <text:p text:style-name="P31"/>
      <text:p text:style-name="P31"><text:span text:style-name="T3">Trans: </text:span><text:span text:style-name="T25">[FOOTER] spacing</text:span></text:p>
      <text:p text:style-name="P31"/>
      <text:p text:style-name="P116">Type: <text:span text:style-name="T23">BUG</text:span></text:p>
      <text:p text:style-name="P31"/>
      <text:p text:style-name="P101"><text:span text:style-name="T18">Status: </text:span><text:span text:style-name="T26">Done</text:span><text:span text:style-name="T23"> [Developer]</text:span></text:p>
      <text:p text:style-name="P120"/>
      <text:p text:style-name="P78">------------------</text:p>
      <text:p text:style-name="P53"/>
      <text:p text:style-name="P32"><text:span text:style-name="T24">6</text:span>) <text:a xlink:type="simple" xlink:href="https://app.asana.com/0/1209272406360585/1209290934150748" text:style-name="Internet_20_link" text:visited-style-name="Visited_20_Internet_20_Link">https://app.asana.com/0/1209272406360585/1209290934150748</text:a></text:p>
      <text:p text:style-name="P32"/>
      <text:p text:style-name="P32">Silbentrennung stimmt noch nich und Bindestrich fehlt</text:p>
      <text:p text:style-name="P32"/>
      <text:p text:style-name="P32"><text:span text:style-name="T3">Trans: </text:span><text:span text:style-name="T25">Hyphenation is not yet correct and hyphen is missing</text:span></text:p>
      <text:p text:style-name="P32"/>
      <text:p text:style-name="P117">Type: <text:span text:style-name="T23">BUG </text:span><text:span text:style-name="T26">[Design]</text:span></text:p>
      <text:p text:style-name="P32"/>
      <text:p text:style-name="P157">Status: we have given auto hypen, in para you can see hypen is coming but in the heading not coming.</text:p>
      <text:p text:style-name="P63"/>
      <text:p text:style-name="P79">------------------</text:p>
      <text:p text:style-name="P54"/>
      <text:p text:style-name="P33"><text:span text:style-name="T34">7</text:span>) https://app.asana.com/0/1209272406360585/1209307798879395</text:p>
      <text:p text:style-name="P33"/>
      <text:p text:style-name="P33">Logos lassen sich nicht richtig durchswipen</text:p>
      <text:p text:style-name="P33"/>
      <text:p text:style-name="P33"><text:span text:style-name="T3">Trans: </text:span><text:span text:style-name="T25">Logos cannot be swiped through properly</text:span></text:p>
      <text:p text:style-name="P33"/>
      <text:p text:style-name="P118">Type: <text:span text:style-name="T23">BUG</text:span></text:p>
      <text:p text:style-name="P33"/>
      <text:p text:style-name="P110"><text:span text:style-name="T18">Status: </text:span><text:span text:style-name="T26">Done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0"/>
      <text:p text:style-name="P80">------------------</text:p>
      <text:p text:style-name="P55"/>
      <text:p text:style-name="P34"><text:span text:style-name="T34">8</text:span>) https://app.asana.com/0/1209272406360585/1209292853856926</text:p>
      <text:p text:style-name="P34"/>
      <text:p text:style-name="P34">Abstand links und rechts von TEXT zum Bildschirmrand auf 20px.</text:p>
      <text:p text:style-name="P34">Datum und Kategorie in Roboto Regular</text:p>
      <text:p text:style-name="P34"/>
      <text:p text:style-name="P34"><text:span text:style-name="T3">Trans: </text:span><text:span text:style-name="T25">Distance left and right of TEXT to the edge of the screen to 20px.</text:span></text:p>
      <text:p text:style-name="P133">Date and category in Roboto Regular</text:p>
      <text:p text:style-name="P34"/>
      <text:p text:style-name="P147">Type: <text:span text:style-name="T54">Cr, </text:span><text:span text:style-name="T55">this design was not given anywhere previously</text:span></text:p>
      <text:p text:style-name="P34"/>
      <text:p text:style-name="P113">Status: <text:span text:style-name="T36">Done</text:span> [<text:span text:style-name="T38">2</text:span><text:span text:style-name="T36">hr</text:span>] </text:p>
      <text:p text:style-name="P121"/>
      <text:p text:style-name="P81">------------------</text:p>
      <text:p text:style-name="P56"/>
      <text:p text:style-name="P35"><text:span text:style-name="T34">9</text:span>) https://app.asana.com/0/1209272406360585/1209303612449584</text:p>
      <text:p text:style-name="P35"/>
      <text:p text:style-name="P35">[NETZWERK] Map lädt nicht</text:p>
      <text:p text:style-name="P35"/>
      <text:p text:style-name="P35"><text:span text:style-name="T3">Trans: </text:span><text:span text:style-name="T25">[NETWORK] Map does not load</text:span></text:p>
      <text:p text:style-name="P35"/>
      <text:p text:style-name="P119">Type: <text:span text:style-name="T39">Bug</text:span></text:p>
      <text:p text:style-name="P35"/>
      <text:p text:style-name="P114">Status: <text:span text:style-name="T36">Done</text:span></text:p>
      <text:p text:style-name="P122"/>
      <text:p text:style-name="P82">------------------</text:p>
      <text:p text:style-name="P57"/>
      <text:p text:style-name="P36"><text:span text:style-name="T34">10</text:span>) https://app.asana.com/0/1209272406360585/1209304126260150</text:p>
      <text:p text:style-name="P36"/>
      <text:p text:style-name="P36">Abstände zwischen den Überschriften vereinheitlichen. </text:p>
      <text:p text:style-name="P36">Genauso bei Tablet und Desktop</text:p>
      <text:p text:style-name="P36"/>
      <text:p text:style-name="P36"><text:span text:style-name="T3">Trans: </text:span><text:span text:style-name="T25">Standardize spacing between headings.</text:span></text:p>
      <text:p text:style-name="P134">The same applies to tablet and desktop</text:p>
      <text:p text:style-name="P36"/>
      <text:p text:style-name="P147">Type: <text:span text:style-name="T54">Cr, </text:span><text:span text:style-name="T55">this design was not given anywhere previously</text:span></text:p>
      <text:p text:style-name="P36"/>
      <text:p text:style-name="P112">Status: <text:span text:style-name="T36">Done</text:span> [<text:span text:style-name="T36">1hr</text:span>] </text:p>
      <text:p text:style-name="P123"/>
      <text:p text:style-name="P123"/>
      <text:p text:style-name="P123"/>
      <text:p text:style-name="P123"/>
      <text:p text:style-name="P123"><text:soft-page-break/></text:p>
      <text:p text:style-name="P123"/>
      <text:p text:style-name="P123"/>
      <text:p text:style-name="P83">------------------</text:p>
      <text:p text:style-name="P58"/>
      <text:p text:style-name="P37"><text:span text:style-name="T34">11</text:span>) https://app.asana.com/0/1209272406360585/1209307821553068</text:p>
      <text:p text:style-name="P37"/>
      <text:p text:style-name="P37">Bitte die Kacheln immer zentriert setzen</text:p>
      <text:p text:style-name="P37"/>
      <text:p text:style-name="P37"><text:span text:style-name="T3">Trans: </text:span><text:span text:style-name="T25">Please always place the tiles centered</text:span></text:p>
      <text:p text:style-name="P37"/>
      <text:p text:style-name="P148">Type: <text:span text:style-name="T54">Cr, </text:span><text:span text:style-name="T55">this design was not given anywhere previously</text:span></text:p>
      <text:p text:style-name="P37"/>
      <text:p text:style-name="P111">Status: <text:span text:style-name="T36">Done</text:span> [<text:span text:style-name="T36">1hr</text:span>] </text:p>
      <text:p text:style-name="P124"/>
      <text:p text:style-name="P124"/>
      <text:p text:style-name="P84">------------------</text:p>
      <text:p text:style-name="P59"/>
      <text:p text:style-name="P38"><text:span text:style-name="T34">1</text:span><text:span text:style-name="T35">2</text:span>) https://app.asana.com/0/1209272406360585/1209307821553072</text:p>
      <text:p text:style-name="P38"/>
      <text:p text:style-name="P38">Bitte auf Mobil das Bildformat im Querformat (ca. auf 4:3), nicht quadratisch</text:p>
      <text:p text:style-name="P38"/>
      <text:p text:style-name="P38"><text:span text:style-name="T3">Trans: </text:span><text:span text:style-name="T25">Please set the image format on mobile to landscape (approx. 4:3), not square</text:span></text:p>
      <text:p text:style-name="P38"/>
      <text:p text:style-name="P115">Type: <text:span text:style-name="T33">CR</text:span></text:p>
      <text:p text:style-name="P38"/>
      <text:p text:style-name="P158">Status: <text:span text:style-name="T37">There is field for uploading different image for desktop and mobile devices, you can upload desired ratio images from there.</text:span></text:p>
      <text:p text:style-name="P126"/>
      <text:p text:style-name="P126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><text:soft-page-break/></text:p>
      <text:p text:style-name="P142">EFFEKTE</text:p>
      <text:p text:style-name="P135">====================</text:p>
      <text:p text:style-name="P135"/>
      <text:p text:style-name="P136"><text:span text:style-name="T40">1</text:span>) https://app.asana.com/0/1209272406360585/1209289821692475</text:p>
      <text:p text:style-name="P136"/>
      <text:p text:style-name="P136">Klickfunktion beibehalten, aber zusätzlich automatisch loopen</text:p>
      <text:p text:style-name="P136">Wechsel zum nächsten Slide alle 3 Sek</text:p>
      <text:p text:style-name="P136">Fade-Effekt für Übergang</text:p>
      <text:p text:style-name="P136">Striche auf gesamte Breite stretchen</text:p>
      <text:p text:style-name="P136"/>
      <text:p text:style-name="P136"><text:span text:style-name="T3">Trans: </text:span><text:span text:style-name="T25">Keep the click function, but also loop automatically</text:span></text:p>
      <text:p text:style-name="P136"><text:span text:style-name="T25">Switch to the next slide every 3 seconds</text:span></text:p>
      <text:p text:style-name="P136"><text:span text:style-name="T25">Fade effect for transition</text:span></text:p>
      <text:p text:style-name="P136"><text:span text:style-name="T25">Stretch lines to the entire width</text:span></text:p>
      <text:p text:style-name="P136"/>
      <text:p text:style-name="P149">Type: <text:span text:style-name="T54">Cr, </text:span><text:span text:style-name="T55">this </text:span><text:span text:style-name="T56">feature</text:span><text:span text:style-name="T55"> was not given anywhere previously</text:span></text:p>
      <text:p text:style-name="P136"/>
      <text:p text:style-name="P127">Status: <text:span text:style-name="T41">Done</text:span><text:span text:style-name="T40"> (</text:span><text:span text:style-name="T42">30min</text:span><text:span text:style-name="T40">)</text:span></text:p>
      <text:p text:style-name="P127"/>
      <text:p text:style-name="P150">------------------</text:p>
      <text:p text:style-name="P127"/>
      <text:p text:style-name="P137"><text:span text:style-name="T43">2</text:span>) https://app.asana.com/0/1209272406360585/1209289821692490</text:p>
      <text:p text:style-name="P137"/>
      <text:p text:style-name="P137">Beim Herunterscrollen soll die Navigationsleiste weich nach oben sliden. Erst beim Hochscrollen soll Leiste wieder nach unten hineinsliden</text:p>
      <text:p text:style-name="P137"/>
      <text:p text:style-name="P137">Beispiel für den Effekt: https://depoly.fiftyseven.co/ </text:p>
      <text:p text:style-name="P137"/>
      <text:p text:style-name="P137">Gilt auch für TABLET + MOBIL</text:p>
      <text:p text:style-name="P137"/>
      <text:p text:style-name="P137"><text:span text:style-name="T3">Trans: </text:span><text:span text:style-name="T25">When scrolling down, the navigation bar should slide smoothly upwards. Only when scrolling up should the bar slide back down again</text:span></text:p>
      <text:p text:style-name="P137"><text:span text:style-name="T25"/></text:p>
      <text:p text:style-name="P137"><text:span text:style-name="T25">Example of the effect: https://depoly.fiftyseven.co/</text:span></text:p>
      <text:p text:style-name="P137"><text:span text:style-name="T25"/></text:p>
      <text:p text:style-name="P137"><text:span text:style-name="T25">Also applies to TABLET + MOBILE</text:span></text:p>
      <text:p text:style-name="P137"/>
      <text:p text:style-name="P149">Type: <text:span text:style-name="T54">Cr, </text:span><text:span text:style-name="T55">this </text:span><text:span text:style-name="T56">feature</text:span><text:span text:style-name="T55"> was not given anywhere previously</text:span></text:p>
      <text:p text:style-name="P137"/>
      <text:p text:style-name="P128">Status: <text:span text:style-name="T41">Done</text:span><text:span text:style-name="T40"> (</text:span><text:span text:style-name="T44">1hr</text:span><text:span text:style-name="T40">)</text:span></text:p>
      <text:p text:style-name="P128"/>
      <text:p text:style-name="P128"/>
      <text:p text:style-name="P128"/>
      <text:p text:style-name="P128"><text:soft-page-break/></text:p>
      <text:p text:style-name="P128"/>
      <text:p text:style-name="P128"/>
      <text:p text:style-name="P128"/>
      <text:p text:style-name="P151">------------------</text:p>
      <text:p text:style-name="P129"/>
      <text:p text:style-name="P138"><text:span text:style-name="T45">3</text:span>) https://app.asana.com/0/1209272406360585/1209303198481469</text:p>
      <text:p text:style-name="P138"/>
      <text:p text:style-name="P138">Ich habe den Parallax-Effekte für die Videos hier veranschaulicht:</text:p>
      <text:p text:style-name="P138">https://wordpress.vonuebermorgen.com/terrastest/ </text:p>
      <text:p text:style-name="P138"/>
      <text:p text:style-name="P138"><text:span text:style-name="T3">Trans: </text:span><text:span text:style-name="T25">I have illustrated the parallax effect for the videos here:</text:span></text:p>
      <text:p text:style-name="P138"><text:span text:style-name="T25">https://wordpress.vonuebermorgen.com/terrastest/</text:span></text:p>
      <text:p text:style-name="P138"/>
      <text:p text:style-name="P149">Type: <text:span text:style-name="T54">Cr, </text:span><text:span text:style-name="T55">this </text:span><text:span text:style-name="T56">feature</text:span><text:span text:style-name="T55"> was not given anywhere previously</text:span></text:p>
      <text:p text:style-name="P138"/>
      <text:p text:style-name="P129">Status: <text:span text:style-name="T46">Done</text:span><text:span text:style-name="T40"> (</text:span><text:span text:style-name="T46">3hr</text:span><text:span text:style-name="T40">)</text:span></text:p>
      <text:p text:style-name="P129"/>
      <text:p text:style-name="P129"/>
      <text:p text:style-name="P152">------------------</text:p>
      <text:p text:style-name="P130"/>
      <text:p text:style-name="P139"><text:span text:style-name="T47">4</text:span>) https://app.asana.com/0/1209272406360585/1209290933107521</text:p>
      <text:p text:style-name="P139"/>
      <text:p text:style-name="P139">Bitte automatisch durchloopen (Wechsel alle 3sek)</text:p>
      <text:p text:style-name="P139"/>
      <text:p text:style-name="P139">Bitte bei Hover das Logo noch leicht vergrößern, mit weicher transition (0.3sek): </text:p>
      <text:p text:style-name="P139">transform: scale(1.2)</text:p>
      <text:p text:style-name="P139"/>
      <text:p text:style-name="P139">Ist die Funktion schon vorhanden, dass das Logo verlinkt werden kann?</text:p>
      <text:p text:style-name="P139"/>
      <text:p text:style-name="P139"><text:span text:style-name="T3">Trans: </text:span><text:span text:style-name="T25">Please loop through automatically (change every 3 seconds)</text:span></text:p>
      <text:p text:style-name="P139"><text:span text:style-name="T25"/></text:p>
      <text:p text:style-name="P139"><text:span text:style-name="T25">Please enlarge the logo slightly when hovering, with a soft transition (0.3 seconds):</text:span></text:p>
      <text:p text:style-name="P139"><text:span text:style-name="T25">transform: scale(1.2)</text:span></text:p>
      <text:p text:style-name="P139"><text:span text:style-name="T25"/></text:p>
      <text:p text:style-name="P139"><text:span text:style-name="T25">Is the function already available so that the logo can be linked?</text:span></text:p>
      <text:p text:style-name="P139"/>
      <text:p text:style-name="P149">Type: <text:span text:style-name="T54">Cr, </text:span><text:span text:style-name="T55">this </text:span><text:span text:style-name="T56">feature</text:span><text:span text:style-name="T55"> was not given anywhere previously</text:span></text:p>
      <text:p text:style-name="P139"/>
      <text:p text:style-name="P130">Status: <text:span text:style-name="T48">Done</text:span><text:span text:style-name="T40"> (</text:span><text:span text:style-name="T49">1hr</text:span><text:span text:style-name="T40">)</text:span></text:p>
      <text:p text:style-name="P130"/>
      <text:p text:style-name="P130"/>
      <text:p text:style-name="P130"/>
      <text:p text:style-name="P130"/>
      <text:p text:style-name="P130"/>
      <text:p text:style-name="P130"><text:soft-page-break/></text:p>
      <text:p text:style-name="P130"/>
      <text:p text:style-name="P130"/>
      <text:p text:style-name="P130"/>
      <text:p text:style-name="P153">------------------</text:p>
      <text:p text:style-name="P131"/>
      <text:p text:style-name="P140"><text:span text:style-name="T50">5</text:span>) https://app.asana.com/0/1209272406360585/1209290933107537</text:p>
      <text:p text:style-name="P140"/>
      <text:p text:style-name="P140">Bitte bei Hover über die Icons background-color: #FF211A;</text:p>
      <text:p text:style-name="P140"/>
      <text:p text:style-name="P140"><text:span text:style-name="T3">Trans: </text:span><text:span text:style-name="T25">Please hover over the icons background-color: #FF211A;</text:span></text:p>
      <text:p text:style-name="P140"/>
      <text:p text:style-name="P143">Type: <text:span text:style-name="T33">CR</text:span></text:p>
      <text:p text:style-name="P140"/>
      <text:p text:style-name="P159">Status: <text:span text:style-name="T51">Please provide us white icons</text:span></text:p>
      <text:p text:style-name="P131"/>
      <text:p text:style-name="P131"/>
      <text:p text:style-name="P154">------------------</text:p>
      <text:p text:style-name="P132"/>
      <text:p text:style-name="P141"><text:span text:style-name="T52">6</text:span>) https://app.asana.com/0/1209272406360585/1209290933107525</text:p>
      <text:p text:style-name="P141"/>
      <text:p text:style-name="P141">Bitte den folgenden Hovereffekt für alle Buttons hinzufügen:</text:p>
      <text:p text:style-name="P141">(Beispielseite folgt)</text:p>
      <text:p text:style-name="P141"/>
      <text:p text:style-name="P141"><text:span text:style-name="T3">Trans: </text:span><text:span text:style-name="T25">Please add the following hover effect for all buttons:</text:span></text:p>
      <text:p text:style-name="P141"><text:span text:style-name="T25">(Example page follows)</text:span></text:p>
      <text:p text:style-name="P141"/>
      <text:p text:style-name="P144">Type: <text:span text:style-name="T33">CR</text:span></text:p>
      <text:p text:style-name="P141"/>
      <text:p text:style-name="P160">Status: <text:span text:style-name="T52">Not given yet</text:span></text:p>
      <text:p text:style-name="P1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7:17:59.786684983</meta:creation-date>
    <meta:generator>LibreOffice/7.5.5.2$MacOSX_AARCH64 LibreOffice_project/ca8fe7424262805f223b9a2334bc7181abbcbf5e</meta:generator>
    <dc:date>2025-02-06T18:26:43.435516774</dc:date>
    <meta:editing-duration>PT18H38M37S</meta:editing-duration>
    <meta:editing-cycles>93</meta:editing-cycles>
    <meta:document-statistic meta:table-count="0" meta:image-count="0" meta:object-count="0" meta:page-count="13" meta:paragraph-count="237" meta:word-count="1507" meta:character-count="11329" meta:non-whitespace-character-count="10042"/>
  </office:meta>
</office:document-meta>
</file>